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-all" table:style-name="ta1">
        <table:shapes>
          <draw:frame draw:z-index="0" draw:style-name="gr1" draw:text-style-name="P1" svg:width="210.52mm" svg:height="89.99mm" svg:x="126.46mm" svg:y="6.38mm">
            <loext:p draw:notify-on-update-of-ranges="'log-all'.B2:'log-all'.B11 'log-all'.C1:'log-all'.C1 'log-all'.C2:'log-all'.C11 'log-all'.D1:'log-all'.D1 'log-all'.D2:'log-all'.D11 'log-all'.E1:'log-all'.E1 'log-all'.E2:'log-all'.E11 'log-all'.F1:'log-all'.F1 'log-all'.F2:'log-all'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0.52mm" svg:height="89.99mm" svg:x="125.44mm" svg:y="106.88mm">
            <loext:p draw:notify-on-update-of-ranges="'log-all'.B14:'log-all'.B23 'log-all'.C13:'log-all'.C13 'log-all'.C14:'log-all'.C23 'log-all'.D13:'log-all'.D13 'log-all'.D14:'log-all'.D23 'log-all'.E13:'log-all'.E13 'log-all'.E14:'log-all'.E23 'log-all'.F13:'log-all'.F13 'log-all'.F14:'log-all'.F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0.52mm" svg:height="89.99mm" svg:x="346.71mm" svg:y="6.53mm">
            <loext:p draw:notify-on-update-of-ranges="'log-all'.B26:'log-all'.B35 'log-all'.C25:'log-all'.C25 'log-all'.C26:'log-all'.C35 'log-all'.D25:'log-all'.D25 'log-all'.D26:'log-all'.D35 'log-all'.E25:'log-all'.E25 'log-all'.E26:'log-all'.E35 'log-all'.F25:'log-all'.F25 'log-all'.F26:'log-all'.F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0.52mm" svg:height="89.99mm" svg:x="347.21mm" svg:y="107.38mm">
            <loext:p draw:notify-on-update-of-ranges="'log-all'.B38:'log-all'.B47 'log-all'.C39:'log-all'.C39 'log-all'.C38:'log-all'.C47 'log-all'.D39:'log-all'.D39 'log-all'.D38:'log-all'.D47 'log-all'.E39:'log-all'.E39 'log-all'.E38:'log-all'.E47 'log-all'.F39:'log-all'.F39 'log-all'.F38:'log-all'.F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% Temp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60 Min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0.676341" calcext:value-type="float">
            <text:p>0,676341</text:p>
          </table:table-cell>
          <table:table-cell office:value-type="float" office:value="0.718233" calcext:value-type="float">
            <text:p>0,718233</text:p>
          </table:table-cell>
          <table:table-cell office:value-type="float" office:value="0.797278" calcext:value-type="float">
            <text:p>0,797278</text:p>
          </table:table-cell>
          <table:table-cell office:value-type="float" office:value="0.755287" calcext:value-type="float">
            <text:p>0,75528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0" calcext:value-type="float">
            <text:p>20</text:p>
          </table:table-cell>
          <table:table-cell office:value-type="float" office:value="0.791575" calcext:value-type="float">
            <text:p>0,791575</text:p>
          </table:table-cell>
          <table:table-cell office:value-type="float" office:value="0.761648" calcext:value-type="float">
            <text:p>0,761648</text:p>
          </table:table-cell>
          <table:table-cell office:value-type="float" office:value="0.804488" calcext:value-type="float">
            <text:p>0,804488</text:p>
          </table:table-cell>
          <table:table-cell office:value-type="float" office:value="0.780822" calcext:value-type="float">
            <text:p>0,78082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0" calcext:value-type="float">
            <text:p>30</text:p>
          </table:table-cell>
          <table:table-cell office:value-type="float" office:value="0.74407" calcext:value-type="float">
            <text:p>0,74407</text:p>
          </table:table-cell>
          <table:table-cell office:value-type="float" office:value="0.75031" calcext:value-type="float">
            <text:p>0,75031</text:p>
          </table:table-cell>
          <table:table-cell office:value-type="float" office:value="0.785995" calcext:value-type="float">
            <text:p>0,785995</text:p>
          </table:table-cell>
          <table:table-cell office:value-type="float" office:value="0.740897" calcext:value-type="float">
            <text:p>0,74089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0" calcext:value-type="float">
            <text:p>40</text:p>
          </table:table-cell>
          <table:table-cell office:value-type="float" office:value="0.747016" calcext:value-type="float">
            <text:p>0,747016</text:p>
          </table:table-cell>
          <table:table-cell office:value-type="float" office:value="0.794298" calcext:value-type="float">
            <text:p>0,794298</text:p>
          </table:table-cell>
          <table:table-cell office:value-type="float" office:value="0.762558" calcext:value-type="float">
            <text:p>0,762558</text:p>
          </table:table-cell>
          <table:table-cell office:value-type="float" office:value="0.729541" calcext:value-type="float">
            <text:p>0,72954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0" calcext:value-type="float">
            <text:p>50</text:p>
          </table:table-cell>
          <table:table-cell office:value-type="float" office:value="0.787969" calcext:value-type="float">
            <text:p>0,787969</text:p>
          </table:table-cell>
          <table:table-cell office:value-type="float" office:value="0.756009" calcext:value-type="float">
            <text:p>0,756009</text:p>
          </table:table-cell>
          <table:table-cell office:value-type="float" office:value="0.787673" calcext:value-type="float">
            <text:p>0,787673</text:p>
          </table:table-cell>
          <table:table-cell office:value-type="float" office:value="0.770752" calcext:value-type="float">
            <text:p>0,77075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0" calcext:value-type="float">
            <text:p>60</text:p>
          </table:table-cell>
          <table:table-cell office:value-type="float" office:value="0.768526" calcext:value-type="float">
            <text:p>0,768526</text:p>
          </table:table-cell>
          <table:table-cell office:value-type="float" office:value="0.819674" calcext:value-type="float">
            <text:p>0,819674</text:p>
          </table:table-cell>
          <table:table-cell office:value-type="float" office:value="0.77171" calcext:value-type="float">
            <text:p>0,77171</text:p>
          </table:table-cell>
          <table:table-cell office:value-type="float" office:value="0.770048" calcext:value-type="float">
            <text:p>0,77004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0" calcext:value-type="float">
            <text:p>70</text:p>
          </table:table-cell>
          <table:table-cell office:value-type="float" office:value="0.80654" calcext:value-type="float">
            <text:p>0,80654</text:p>
          </table:table-cell>
          <table:table-cell office:value-type="float" office:value="0.797493" calcext:value-type="float">
            <text:p>0,797493</text:p>
          </table:table-cell>
          <table:table-cell office:value-type="float" office:value="0.786083" calcext:value-type="float">
            <text:p>0,786083</text:p>
          </table:table-cell>
          <table:table-cell office:value-type="float" office:value="0.785067" calcext:value-type="float">
            <text:p>0,78506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0" calcext:value-type="float">
            <text:p>80</text:p>
          </table:table-cell>
          <table:table-cell office:value-type="float" office:value="0.75815" calcext:value-type="float">
            <text:p>0,75815</text:p>
          </table:table-cell>
          <table:table-cell office:value-type="float" office:value="0.794447" calcext:value-type="float">
            <text:p>0,794447</text:p>
          </table:table-cell>
          <table:table-cell office:value-type="float" office:value="0.780196" calcext:value-type="float">
            <text:p>0,780196</text:p>
          </table:table-cell>
          <table:table-cell office:value-type="float" office:value="0.756871" calcext:value-type="float">
            <text:p>0,75687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0" calcext:value-type="float">
            <text:p>90</text:p>
          </table:table-cell>
          <table:table-cell office:value-type="float" office:value="0.807574" calcext:value-type="float">
            <text:p>0,807574</text:p>
          </table:table-cell>
          <table:table-cell office:value-type="float" office:value="0.755566" calcext:value-type="float">
            <text:p>0,755566</text:p>
          </table:table-cell>
          <table:table-cell office:value-type="float" office:value="0.773997" calcext:value-type="float">
            <text:p>0,773997</text:p>
          </table:table-cell>
          <table:table-cell office:value-type="float" office:value="0.792767" calcext:value-type="float">
            <text:p>0,79276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0" calcext:value-type="float">
            <text:p>100</text:p>
          </table:table-cell>
          <table:table-cell office:value-type="float" office:value="0.759429" calcext:value-type="float">
            <text:p>0,759429</text:p>
          </table:table-cell>
          <table:table-cell office:value-type="float" office:value="0.753382" calcext:value-type="float">
            <text:p>0,753382</text:p>
          </table:table-cell>
          <table:table-cell office:value-type="float" office:value="0.799093" calcext:value-type="float">
            <text:p>0,799093</text:p>
          </table:table-cell>
          <table:table-cell office:value-type="float" office:value="0.794391" calcext:value-type="float">
            <text:p>0,7943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% Temp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60 Min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0.776388" calcext:value-type="float">
            <text:p>0,776388</text:p>
          </table:table-cell>
          <table:table-cell office:value-type="float" office:value="0.752949" calcext:value-type="float">
            <text:p>0,752949</text:p>
          </table:table-cell>
          <table:table-cell office:value-type="float" office:value="0.76234" calcext:value-type="float">
            <text:p>0,76234</text:p>
          </table:table-cell>
          <table:table-cell office:value-type="float" office:value="0.786198" calcext:value-type="float">
            <text:p>0,78619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0" calcext:value-type="float">
            <text:p>20</text:p>
          </table:table-cell>
          <table:table-cell office:value-type="float" office:value="0.810077" calcext:value-type="float">
            <text:p>0,810077</text:p>
          </table:table-cell>
          <table:table-cell office:value-type="float" office:value="0.754986" calcext:value-type="float">
            <text:p>0,754986</text:p>
          </table:table-cell>
          <table:table-cell office:value-type="float" office:value="0.823786" calcext:value-type="float">
            <text:p>0,823786</text:p>
          </table:table-cell>
          <table:table-cell office:value-type="float" office:value="0.784765" calcext:value-type="float">
            <text:p>0,78476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0" calcext:value-type="float">
            <text:p>30</text:p>
          </table:table-cell>
          <table:table-cell office:value-type="float" office:value="0.817603" calcext:value-type="float">
            <text:p>0,817603</text:p>
          </table:table-cell>
          <table:table-cell office:value-type="float" office:value="0.835407" calcext:value-type="float">
            <text:p>0,835407</text:p>
          </table:table-cell>
          <table:table-cell office:value-type="float" office:value="0.789579" calcext:value-type="float">
            <text:p>0,789579</text:p>
          </table:table-cell>
          <table:table-cell office:value-type="float" office:value="0.769045" calcext:value-type="float">
            <text:p>0,76904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0" calcext:value-type="float">
            <text:p>40</text:p>
          </table:table-cell>
          <table:table-cell office:value-type="float" office:value="0.829428" calcext:value-type="float">
            <text:p>0,829428</text:p>
          </table:table-cell>
          <table:table-cell office:value-type="float" office:value="0.774507" calcext:value-type="float">
            <text:p>0,774507</text:p>
          </table:table-cell>
          <table:table-cell office:value-type="float" office:value="0.775369" calcext:value-type="float">
            <text:p>0,775369</text:p>
          </table:table-cell>
          <table:table-cell office:value-type="float" office:value="0.819135" calcext:value-type="float">
            <text:p>0,81913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0" calcext:value-type="float">
            <text:p>50</text:p>
          </table:table-cell>
          <table:table-cell office:value-type="float" office:value="0.790445" calcext:value-type="float">
            <text:p>0,790445</text:p>
          </table:table-cell>
          <table:table-cell office:value-type="float" office:value="0.847798" calcext:value-type="float">
            <text:p>0,847798</text:p>
          </table:table-cell>
          <table:table-cell office:value-type="float" office:value="0.772211" calcext:value-type="float">
            <text:p>0,772211</text:p>
          </table:table-cell>
          <table:table-cell office:value-type="float" office:value="0.833987" calcext:value-type="float">
            <text:p>0,83398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0" calcext:value-type="float">
            <text:p>60</text:p>
          </table:table-cell>
          <table:table-cell office:value-type="float" office:value="0.835372" calcext:value-type="float">
            <text:p>0,835372</text:p>
          </table:table-cell>
          <table:table-cell office:value-type="float" office:value="0.823977" calcext:value-type="float">
            <text:p>0,823977</text:p>
          </table:table-cell>
          <table:table-cell office:value-type="float" office:value="0.828837" calcext:value-type="float">
            <text:p>0,828837</text:p>
          </table:table-cell>
          <table:table-cell office:value-type="float" office:value="0.773759" calcext:value-type="float">
            <text:p>0,77375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0" calcext:value-type="float">
            <text:p>70</text:p>
          </table:table-cell>
          <table:table-cell office:value-type="float" office:value="0.818109" calcext:value-type="float">
            <text:p>0,818109</text:p>
          </table:table-cell>
          <table:table-cell office:value-type="float" office:value="0.85735" calcext:value-type="float">
            <text:p>0,85735</text:p>
          </table:table-cell>
          <table:table-cell office:value-type="float" office:value="0.801929" calcext:value-type="float">
            <text:p>0,801929</text:p>
          </table:table-cell>
          <table:table-cell office:value-type="float" office:value="0.860734" calcext:value-type="float">
            <text:p>0,86073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0" calcext:value-type="float">
            <text:p>80</text:p>
          </table:table-cell>
          <table:table-cell office:value-type="float" office:value="0.773772" calcext:value-type="float">
            <text:p>0,773772</text:p>
          </table:table-cell>
          <table:table-cell office:value-type="float" office:value="0.852477" calcext:value-type="float">
            <text:p>0,852477</text:p>
          </table:table-cell>
          <table:table-cell office:value-type="float" office:value="0.817609" calcext:value-type="float">
            <text:p>0,817609</text:p>
          </table:table-cell>
          <table:table-cell office:value-type="float" office:value="0.82405" calcext:value-type="float">
            <text:p>0,8240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0" calcext:value-type="float">
            <text:p>90</text:p>
          </table:table-cell>
          <table:table-cell office:value-type="float" office:value="0.809042" calcext:value-type="float">
            <text:p>0,809042</text:p>
          </table:table-cell>
          <table:table-cell office:value-type="float" office:value="0.811982" calcext:value-type="float">
            <text:p>0,811982</text:p>
          </table:table-cell>
          <table:table-cell office:value-type="float" office:value="0.801711" calcext:value-type="float">
            <text:p>0,801711</text:p>
          </table:table-cell>
          <table:table-cell office:value-type="float" office:value="0.817914" calcext:value-type="float">
            <text:p>0,81791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0" calcext:value-type="float">
            <text:p>100</text:p>
          </table:table-cell>
          <table:table-cell office:value-type="float" office:value="0.817919" calcext:value-type="float">
            <text:p>0,817919</text:p>
          </table:table-cell>
          <table:table-cell office:value-type="float" office:value="0.863714" calcext:value-type="float">
            <text:p>0,863714</text:p>
          </table:table-cell>
          <table:table-cell office:value-type="float" office:value="0.723952" calcext:value-type="float">
            <text:p>0,723952</text:p>
          </table:table-cell>
          <table:table-cell office:value-type="float" office:value="0.852234" calcext:value-type="float">
            <text:p>0,8522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% Temp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60 Min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0.694357" calcext:value-type="float">
            <text:p>0,694357</text:p>
          </table:table-cell>
          <table:table-cell office:value-type="float" office:value="0.662574" calcext:value-type="float">
            <text:p>0,662574</text:p>
          </table:table-cell>
          <table:table-cell office:value-type="float" office:value="0.642173" calcext:value-type="float">
            <text:p>0,642173</text:p>
          </table:table-cell>
          <table:table-cell office:value-type="float" office:value="0.677886" calcext:value-type="float">
            <text:p>0,67788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0" calcext:value-type="float">
            <text:p>20</text:p>
          </table:table-cell>
          <table:table-cell office:value-type="float" office:value="0.65774" calcext:value-type="float">
            <text:p>0,65774</text:p>
          </table:table-cell>
          <table:table-cell office:value-type="float" office:value="0.657983" calcext:value-type="float">
            <text:p>0,657983</text:p>
          </table:table-cell>
          <table:table-cell office:value-type="float" office:value="0.696091" calcext:value-type="float">
            <text:p>0,696091</text:p>
          </table:table-cell>
          <table:table-cell office:value-type="float" office:value="0.64649" calcext:value-type="float">
            <text:p>0,6464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0" calcext:value-type="float">
            <text:p>30</text:p>
          </table:table-cell>
          <table:table-cell office:value-type="float" office:value="0.653227" calcext:value-type="float">
            <text:p>0,653227</text:p>
          </table:table-cell>
          <table:table-cell office:value-type="float" office:value="0.681846" calcext:value-type="float">
            <text:p>0,681846</text:p>
          </table:table-cell>
          <table:table-cell office:value-type="float" office:value="0.699736" calcext:value-type="float">
            <text:p>0,699736</text:p>
          </table:table-cell>
          <table:table-cell office:value-type="float" office:value="0.669566" calcext:value-type="float">
            <text:p>0,66956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0" calcext:value-type="float">
            <text:p>40</text:p>
          </table:table-cell>
          <table:table-cell office:value-type="float" office:value="0.695519" calcext:value-type="float">
            <text:p>0,695519</text:p>
          </table:table-cell>
          <table:table-cell office:value-type="float" office:value="0.702937" calcext:value-type="float">
            <text:p>0,702937</text:p>
          </table:table-cell>
          <table:table-cell office:value-type="float" office:value="0.704992" calcext:value-type="float">
            <text:p>0,704992</text:p>
          </table:table-cell>
          <table:table-cell office:value-type="float" office:value="0.698769" calcext:value-type="float">
            <text:p>0,69876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0" calcext:value-type="float">
            <text:p>50</text:p>
          </table:table-cell>
          <table:table-cell office:value-type="float" office:value="0.712421" calcext:value-type="float">
            <text:p>0,712421</text:p>
          </table:table-cell>
          <table:table-cell office:value-type="float" office:value="0.676679" calcext:value-type="float">
            <text:p>0,676679</text:p>
          </table:table-cell>
          <table:table-cell office:value-type="float" office:value="0.70792" calcext:value-type="float">
            <text:p>0,70792</text:p>
          </table:table-cell>
          <table:table-cell office:value-type="float" office:value="0.708128" calcext:value-type="float">
            <text:p>0,70812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0" calcext:value-type="float">
            <text:p>60</text:p>
          </table:table-cell>
          <table:table-cell office:value-type="float" office:value="0.701506" calcext:value-type="float">
            <text:p>0,701506</text:p>
          </table:table-cell>
          <table:table-cell office:value-type="float" office:value="0.719041" calcext:value-type="float">
            <text:p>0,719041</text:p>
          </table:table-cell>
          <table:table-cell office:value-type="float" office:value="0.70886" calcext:value-type="float">
            <text:p>0,70886</text:p>
          </table:table-cell>
          <table:table-cell office:value-type="float" office:value="0.699135" calcext:value-type="float">
            <text:p>0,69913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0" calcext:value-type="float">
            <text:p>70</text:p>
          </table:table-cell>
          <table:table-cell office:value-type="float" office:value="0.708206" calcext:value-type="float">
            <text:p>0,708206</text:p>
          </table:table-cell>
          <table:table-cell office:value-type="float" office:value="0.713401" calcext:value-type="float">
            <text:p>0,713401</text:p>
          </table:table-cell>
          <table:table-cell office:value-type="float" office:value="0.720871" calcext:value-type="float">
            <text:p>0,720871</text:p>
          </table:table-cell>
          <table:table-cell office:value-type="float" office:value="0.697492" calcext:value-type="float">
            <text:p>0,69749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0" calcext:value-type="float">
            <text:p>80</text:p>
          </table:table-cell>
          <table:table-cell office:value-type="float" office:value="0.732196" calcext:value-type="float">
            <text:p>0,732196</text:p>
          </table:table-cell>
          <table:table-cell office:value-type="float" office:value="0.731116" calcext:value-type="float">
            <text:p>0,731116</text:p>
          </table:table-cell>
          <table:table-cell office:value-type="float" office:value="0.727713" calcext:value-type="float">
            <text:p>0,727713</text:p>
          </table:table-cell>
          <table:table-cell office:value-type="float" office:value="0.699242" calcext:value-type="float">
            <text:p>0,69924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0" calcext:value-type="float">
            <text:p>90</text:p>
          </table:table-cell>
          <table:table-cell office:value-type="float" office:value="0.731802" calcext:value-type="float">
            <text:p>0,731802</text:p>
          </table:table-cell>
          <table:table-cell office:value-type="float" office:value="0.731665" calcext:value-type="float">
            <text:p>0,731665</text:p>
          </table:table-cell>
          <table:table-cell office:value-type="float" office:value="0.728852" calcext:value-type="float">
            <text:p>0,728852</text:p>
          </table:table-cell>
          <table:table-cell office:value-type="float" office:value="0.714442" calcext:value-type="float">
            <text:p>0,71444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0" calcext:value-type="float">
            <text:p>100</text:p>
          </table:table-cell>
          <table:table-cell office:value-type="float" office:value="0.742016" calcext:value-type="float">
            <text:p>0,742016</text:p>
          </table:table-cell>
          <table:table-cell office:value-type="float" office:value="0.730273" calcext:value-type="float">
            <text:p>0,730273</text:p>
          </table:table-cell>
          <table:table-cell office:value-type="float" office:value="0.716976" calcext:value-type="float">
            <text:p>0,716976</text:p>
          </table:table-cell>
          <table:table-cell office:value-type="float" office:value="0.719399" calcext:value-type="float">
            <text:p>0,7193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% Temp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60 Min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0.636631" calcext:value-type="float">
            <text:p>0,636631</text:p>
          </table:table-cell>
          <table:table-cell office:value-type="float" office:value="0.656826" calcext:value-type="float">
            <text:p>0,656826</text:p>
          </table:table-cell>
          <table:table-cell office:value-type="float" office:value="0.632852" calcext:value-type="float">
            <text:p>0,632852</text:p>
          </table:table-cell>
          <table:table-cell office:value-type="float" office:value="0.649987" calcext:value-type="float">
            <text:p>0,64998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0" calcext:value-type="float">
            <text:p>20</text:p>
          </table:table-cell>
          <table:table-cell office:value-type="float" office:value="0.670282" calcext:value-type="float">
            <text:p>0,670282</text:p>
          </table:table-cell>
          <table:table-cell office:value-type="float" office:value="0.641015" calcext:value-type="float">
            <text:p>0,641015</text:p>
          </table:table-cell>
          <table:table-cell office:value-type="float" office:value="0.694703" calcext:value-type="float">
            <text:p>0,694703</text:p>
          </table:table-cell>
          <table:table-cell office:value-type="float" office:value="0.692507" calcext:value-type="float">
            <text:p>0,69250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0" calcext:value-type="float">
            <text:p>30</text:p>
          </table:table-cell>
          <table:table-cell office:value-type="float" office:value="0.669684" calcext:value-type="float">
            <text:p>0,669684</text:p>
          </table:table-cell>
          <table:table-cell office:value-type="float" office:value="0.698793" calcext:value-type="float">
            <text:p>0,698793</text:p>
          </table:table-cell>
          <table:table-cell office:value-type="float" office:value="0.703425" calcext:value-type="float">
            <text:p>0,703425</text:p>
          </table:table-cell>
          <table:table-cell office:value-type="float" office:value="0.650179" calcext:value-type="float">
            <text:p>0,65017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0" calcext:value-type="float">
            <text:p>40</text:p>
          </table:table-cell>
          <table:table-cell office:value-type="float" office:value="0.722696" calcext:value-type="float">
            <text:p>0,722696</text:p>
          </table:table-cell>
          <table:table-cell office:value-type="float" office:value="0.705239" calcext:value-type="float">
            <text:p>0,705239</text:p>
          </table:table-cell>
          <table:table-cell office:value-type="float" office:value="0.676116" calcext:value-type="float">
            <text:p>0,676116</text:p>
          </table:table-cell>
          <table:table-cell office:value-type="float" office:value="0.68065" calcext:value-type="float">
            <text:p>0,6806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0" calcext:value-type="float">
            <text:p>50</text:p>
          </table:table-cell>
          <table:table-cell office:value-type="float" office:value="0.72871" calcext:value-type="float">
            <text:p>0,72871</text:p>
          </table:table-cell>
          <table:table-cell office:value-type="float" office:value="0.706319" calcext:value-type="float">
            <text:p>0,706319</text:p>
          </table:table-cell>
          <table:table-cell office:value-type="float" office:value="0.720206" calcext:value-type="float">
            <text:p>0,720206</text:p>
          </table:table-cell>
          <table:table-cell office:value-type="float" office:value="0.683829" calcext:value-type="float">
            <text:p>0,68382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0" calcext:value-type="float">
            <text:p>60</text:p>
          </table:table-cell>
          <table:table-cell office:value-type="float" office:value="0.697276" calcext:value-type="float">
            <text:p>0,697276</text:p>
          </table:table-cell>
          <table:table-cell office:value-type="float" office:value="0.712318" calcext:value-type="float">
            <text:p>0,712318</text:p>
          </table:table-cell>
          <table:table-cell office:value-type="float" office:value="0.72933" calcext:value-type="float">
            <text:p>0,72933</text:p>
          </table:table-cell>
          <table:table-cell office:value-type="float" office:value="0.69264" calcext:value-type="float">
            <text:p>0,6926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0" calcext:value-type="float">
            <text:p>70</text:p>
          </table:table-cell>
          <table:table-cell office:value-type="float" office:value="0.737046" calcext:value-type="float">
            <text:p>0,737046</text:p>
          </table:table-cell>
          <table:table-cell office:value-type="float" office:value="0.721458" calcext:value-type="float">
            <text:p>0,721458</text:p>
          </table:table-cell>
          <table:table-cell office:value-type="float" office:value="0.714404" calcext:value-type="float">
            <text:p>0,714404</text:p>
          </table:table-cell>
          <table:table-cell office:value-type="float" office:value="0.733593" calcext:value-type="float">
            <text:p>0,73359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0" calcext:value-type="float">
            <text:p>80</text:p>
          </table:table-cell>
          <table:table-cell office:value-type="float" office:value="0.760945" calcext:value-type="float">
            <text:p>0,760945</text:p>
          </table:table-cell>
          <table:table-cell office:value-type="float" office:value="0.701893" calcext:value-type="float">
            <text:p>0,701893</text:p>
          </table:table-cell>
          <table:table-cell office:value-type="float" office:value="0.745028" calcext:value-type="float">
            <text:p>0,745028</text:p>
          </table:table-cell>
          <table:table-cell office:value-type="float" office:value="0.748418" calcext:value-type="float">
            <text:p>0,74841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0" calcext:value-type="float">
            <text:p>90</text:p>
          </table:table-cell>
          <table:table-cell office:value-type="float" office:value="0.747276" calcext:value-type="float">
            <text:p>0,747276</text:p>
          </table:table-cell>
          <table:table-cell office:value-type="float" office:value="0.731463" calcext:value-type="float">
            <text:p>0,731463</text:p>
          </table:table-cell>
          <table:table-cell office:value-type="float" office:value="0.75471" calcext:value-type="float">
            <text:p>0,75471</text:p>
          </table:table-cell>
          <table:table-cell office:value-type="float" office:value="0.735228" calcext:value-type="float">
            <text:p>0,73522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0" calcext:value-type="float">
            <text:p>100</text:p>
          </table:table-cell>
          <table:table-cell office:value-type="float" office:value="0.742046" calcext:value-type="float">
            <text:p>0,742046</text:p>
          </table:table-cell>
          <table:table-cell office:value-type="float" office:value="0.776825" calcext:value-type="float">
            <text:p>0,776825</text:p>
          </table:table-cell>
          <table:table-cell office:value-type="float" office:value="0.725179" calcext:value-type="float">
            <text:p>0,725179</text:p>
          </table:table-cell>
          <table:table-cell office:value-type="float" office:value="0.752719" calcext:value-type="float">
            <text:p>0,752719</text:p>
          </table:table-cell>
        </table:table-row>
      </table:table>
      <table:table table:name="Planilha2" table:style-name="ta1">
        <table:shapes>
          <draw:frame draw:z-index="0" draw:style-name="gr1" draw:text-style-name="P1" svg:width="159.99mm" svg:height="89.99mm" svg:x="271.56mm" svg:y="0.02mm">
            <loext:p draw:notify-on-update-of-ranges="Planilha2.A2:Planilha2.A2 Planilha2.B2:Planilha2.K2 Planilha2.A3:Planilha2.A3 Planilha2.B3:Planilha2.K3 Planilha2.A4:Planilha2.A4 Planilha2.B4:Planilha2.K4 Planilha2.A5:Planilha2.A5 Planilha2.B5:Planilha2.K5 Planilha2.A6:Planilha2.A6 Planilha2.B6:Planilha2.K6 Planilha2.A7:Planilha2.A7 Planilha2.B7:Planilha2.K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450.77mm" svg:y="0.68mm">
            <loext:p draw:notify-on-update-of-ranges="Planilha2.A14:Planilha2.A14 Planilha2.B14:Planilha2.K14 Planilha2.A15:Planilha2.A15 Planilha2.B15:Planilha2.K15 Planilha2.A16:Planilha2.A16 Planilha2.B16:Planilha2.K16 Planilha2.A17:Planilha2.A17 Planilha2.B17:Planilha2.K17 Planilha2.A18:Planilha2.A18 Planilha2.B18:Planilha2.K18 Planilha2.A19:Planilha2.A19 Planilha2.B19:Planilha2.K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272.7mm" svg:y="102.48mm">
            <loext:p draw:notify-on-update-of-ranges="Planilha2.A8:Planilha2.A8 Planilha2.B8:Planilha2.K8 Planilha2.A9:Planilha2.A9 Planilha2.B9:Planilha2.K9 Planilha2.A10:Planilha2.A10 Planilha2.B10:Planilha2.K10 Planilha2.A11:Planilha2.A11 Planilha2.B11:Planilha2.K11 Planilha2.A12:Planilha2.A12 Planilha2.B12:Planilha2.K12 Planilha2.A13:Planilha2.A13 Planilha2.B13:Planilha2.K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455.88mm" svg:y="103.31mm">
            <loext:p draw:notify-on-update-of-ranges="Planilha2.A20:Planilha2.A20 Planilha2.B20:Planilha2.K20 Planilha2.A21:Planilha2.A21 Planilha2.B21:Planilha2.K21 Planilha2.A22:Planilha2.A22 Planilha2.B22:Planilha2.K22 Planilha2.A23:Planilha2.A23 Planilha2.B23:Planilha2.K23 Planilha2.A24:Planilha2.A24 Planilha2.B24:Planilha2.K24 Planilha2.A25:Planilha2.A25 Planilha2.B25:Planilha2.K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UTI</text:p>
          </table:table-cell>
          <table:table-cell table:number-columns-repeated="10" office:value-type="string" calcext:value-type="string">
            <text:p>FT-1</text:p>
          </table:table-cell>
        </table:table-row>
        <table:table-row table:style-name="ro1">
          <table:table-cell office:value-type="string" calcext:value-type="string">
            <text:p>15 M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76341" calcext:value-type="float">
            <text:p>0,676341</text:p>
          </table:table-cell>
          <table:table-cell office:value-type="float" office:value="0.791575" calcext:value-type="float">
            <text:p>0,791575</text:p>
          </table:table-cell>
          <table:table-cell office:value-type="float" office:value="0.74407" calcext:value-type="float">
            <text:p>0,74407</text:p>
          </table:table-cell>
          <table:table-cell office:value-type="float" office:value="0.747016" calcext:value-type="float">
            <text:p>0,747016</text:p>
          </table:table-cell>
          <table:table-cell office:value-type="float" office:value="0.787969" calcext:value-type="float">
            <text:p>0,787969</text:p>
          </table:table-cell>
          <table:table-cell office:value-type="float" office:value="0.768526" calcext:value-type="float">
            <text:p>0,768526</text:p>
          </table:table-cell>
          <table:table-cell office:value-type="float" office:value="0.80654" calcext:value-type="float">
            <text:p>0,80654</text:p>
          </table:table-cell>
          <table:table-cell office:value-type="float" office:value="0.75815" calcext:value-type="float">
            <text:p>0,75815</text:p>
          </table:table-cell>
          <table:table-cell office:value-type="float" office:value="0.807574" calcext:value-type="float">
            <text:p>0,807574</text:p>
          </table:table-cell>
          <table:table-cell office:value-type="float" office:value="0.759429" calcext:value-type="float">
            <text:p>0,759429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76388" calcext:value-type="float">
            <text:p>0,776388</text:p>
          </table:table-cell>
          <table:table-cell office:value-type="float" office:value="0.810077" calcext:value-type="float">
            <text:p>0,810077</text:p>
          </table:table-cell>
          <table:table-cell office:value-type="float" office:value="0.817603" calcext:value-type="float">
            <text:p>0,817603</text:p>
          </table:table-cell>
          <table:table-cell office:value-type="float" office:value="0.829428" calcext:value-type="float">
            <text:p>0,829428</text:p>
          </table:table-cell>
          <table:table-cell office:value-type="float" office:value="0.790445" calcext:value-type="float">
            <text:p>0,790445</text:p>
          </table:table-cell>
          <table:table-cell office:value-type="float" office:value="0.835372" calcext:value-type="float">
            <text:p>0,835372</text:p>
          </table:table-cell>
          <table:table-cell office:value-type="float" office:value="0.818109" calcext:value-type="float">
            <text:p>0,818109</text:p>
          </table:table-cell>
          <table:table-cell office:value-type="float" office:value="0.773772" calcext:value-type="float">
            <text:p>0,773772</text:p>
          </table:table-cell>
          <table:table-cell office:value-type="float" office:value="0.809042" calcext:value-type="float">
            <text:p>0,809042</text:p>
          </table:table-cell>
          <table:table-cell office:value-type="float" office:value="0.817919" calcext:value-type="float">
            <text:p>0,817919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94357" calcext:value-type="float">
            <text:p>0,694357</text:p>
          </table:table-cell>
          <table:table-cell office:value-type="float" office:value="0.65774" calcext:value-type="float">
            <text:p>0,65774</text:p>
          </table:table-cell>
          <table:table-cell office:value-type="float" office:value="0.653227" calcext:value-type="float">
            <text:p>0,653227</text:p>
          </table:table-cell>
          <table:table-cell office:value-type="float" office:value="0.695519" calcext:value-type="float">
            <text:p>0,695519</text:p>
          </table:table-cell>
          <table:table-cell office:value-type="float" office:value="0.712421" calcext:value-type="float">
            <text:p>0,712421</text:p>
          </table:table-cell>
          <table:table-cell office:value-type="float" office:value="0.701506" calcext:value-type="float">
            <text:p>0,701506</text:p>
          </table:table-cell>
          <table:table-cell office:value-type="float" office:value="0.708206" calcext:value-type="float">
            <text:p>0,708206</text:p>
          </table:table-cell>
          <table:table-cell office:value-type="float" office:value="0.732196" calcext:value-type="float">
            <text:p>0,732196</text:p>
          </table:table-cell>
          <table:table-cell office:value-type="float" office:value="0.731802" calcext:value-type="float">
            <text:p>0,731802</text:p>
          </table:table-cell>
          <table:table-cell office:value-type="float" office:value="0.742016" calcext:value-type="float">
            <text:p>0,742016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36631" calcext:value-type="float">
            <text:p>0,636631</text:p>
          </table:table-cell>
          <table:table-cell office:value-type="float" office:value="0.670282" calcext:value-type="float">
            <text:p>0,670282</text:p>
          </table:table-cell>
          <table:table-cell office:value-type="float" office:value="0.669684" calcext:value-type="float">
            <text:p>0,669684</text:p>
          </table:table-cell>
          <table:table-cell office:value-type="float" office:value="0.722696" calcext:value-type="float">
            <text:p>0,722696</text:p>
          </table:table-cell>
          <table:table-cell office:value-type="float" office:value="0.72871" calcext:value-type="float">
            <text:p>0,72871</text:p>
          </table:table-cell>
          <table:table-cell office:value-type="float" office:value="0.697276" calcext:value-type="float">
            <text:p>0,697276</text:p>
          </table:table-cell>
          <table:table-cell office:value-type="float" office:value="0.737046" calcext:value-type="float">
            <text:p>0,737046</text:p>
          </table:table-cell>
          <table:table-cell office:value-type="float" office:value="0.760945" calcext:value-type="float">
            <text:p>0,760945</text:p>
          </table:table-cell>
          <table:table-cell office:value-type="float" office:value="0.747276" calcext:value-type="float">
            <text:p>0,747276</text:p>
          </table:table-cell>
          <table:table-cell office:value-type="float" office:value="0.742046" calcext:value-type="float">
            <text:p>0,742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6])" office:value-type="float" office:value="0.69592925" calcext:value-type="float">
            <text:p>0,69592925</text:p>
          </table:table-cell>
          <table:table-cell table:formula="of:=AVERAGE([.C3:.C6])" office:value-type="float" office:value="0.7324185" calcext:value-type="float">
            <text:p>0,7324185</text:p>
          </table:table-cell>
          <table:table-cell table:formula="of:=AVERAGE([.D3:.D6])" office:value-type="float" office:value="0.721146" calcext:value-type="float">
            <text:p>0,721146</text:p>
          </table:table-cell>
          <table:table-cell table:formula="of:=AVERAGE([.E3:.E6])" office:value-type="float" office:value="0.74866475" calcext:value-type="float">
            <text:p>0,74866475</text:p>
          </table:table-cell>
          <table:table-cell table:formula="of:=AVERAGE([.F3:.F6])" office:value-type="float" office:value="0.75488625" calcext:value-type="float">
            <text:p>0,75488625</text:p>
          </table:table-cell>
          <table:table-cell table:formula="of:=AVERAGE([.G3:.G6])" office:value-type="float" office:value="0.75067" calcext:value-type="float">
            <text:p>0,75067</text:p>
          </table:table-cell>
          <table:table-cell table:formula="of:=AVERAGE([.H3:.H6])" office:value-type="float" office:value="0.76747525" calcext:value-type="float">
            <text:p>0,76747525</text:p>
          </table:table-cell>
          <table:table-cell table:formula="of:=AVERAGE([.I3:.I6])" office:value-type="float" office:value="0.75626575" calcext:value-type="float">
            <text:p>0,75626575</text:p>
          </table:table-cell>
          <table:table-cell table:formula="of:=AVERAGE([.J3:.J6])" office:value-type="float" office:value="0.7739235" calcext:value-type="float">
            <text:p>0,7739235</text:p>
          </table:table-cell>
          <table:table-cell table:formula="of:=AVERAGE([.K3:.K6])" office:value-type="float" office:value="0.7653525" calcext:value-type="float">
            <text:p>0,7653525</text:p>
          </table:table-cell>
        </table:table-row>
        <table:table-row table:style-name="ro1">
          <table:table-cell office:value-type="string" calcext:value-type="string">
            <text:p>30 M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18233" calcext:value-type="float">
            <text:p>0,718233</text:p>
          </table:table-cell>
          <table:table-cell office:value-type="float" office:value="0.761648" calcext:value-type="float">
            <text:p>0,761648</text:p>
          </table:table-cell>
          <table:table-cell office:value-type="float" office:value="0.75031" calcext:value-type="float">
            <text:p>0,75031</text:p>
          </table:table-cell>
          <table:table-cell office:value-type="float" office:value="0.794298" calcext:value-type="float">
            <text:p>0,794298</text:p>
          </table:table-cell>
          <table:table-cell office:value-type="float" office:value="0.756009" calcext:value-type="float">
            <text:p>0,756009</text:p>
          </table:table-cell>
          <table:table-cell office:value-type="float" office:value="0.819674" calcext:value-type="float">
            <text:p>0,819674</text:p>
          </table:table-cell>
          <table:table-cell office:value-type="float" office:value="0.797493" calcext:value-type="float">
            <text:p>0,797493</text:p>
          </table:table-cell>
          <table:table-cell office:value-type="float" office:value="0.794447" calcext:value-type="float">
            <text:p>0,794447</text:p>
          </table:table-cell>
          <table:table-cell office:value-type="float" office:value="0.755566" calcext:value-type="float">
            <text:p>0,755566</text:p>
          </table:table-cell>
          <table:table-cell office:value-type="float" office:value="0.753382" calcext:value-type="float">
            <text:p>0,753382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52949" calcext:value-type="float">
            <text:p>0,752949</text:p>
          </table:table-cell>
          <table:table-cell office:value-type="float" office:value="0.754986" calcext:value-type="float">
            <text:p>0,754986</text:p>
          </table:table-cell>
          <table:table-cell office:value-type="float" office:value="0.835407" calcext:value-type="float">
            <text:p>0,835407</text:p>
          </table:table-cell>
          <table:table-cell office:value-type="float" office:value="0.774507" calcext:value-type="float">
            <text:p>0,774507</text:p>
          </table:table-cell>
          <table:table-cell office:value-type="float" office:value="0.847798" calcext:value-type="float">
            <text:p>0,847798</text:p>
          </table:table-cell>
          <table:table-cell office:value-type="float" office:value="0.823977" calcext:value-type="float">
            <text:p>0,823977</text:p>
          </table:table-cell>
          <table:table-cell office:value-type="float" office:value="0.85735" calcext:value-type="float">
            <text:p>0,85735</text:p>
          </table:table-cell>
          <table:table-cell office:value-type="float" office:value="0.852477" calcext:value-type="float">
            <text:p>0,852477</text:p>
          </table:table-cell>
          <table:table-cell office:value-type="float" office:value="0.811982" calcext:value-type="float">
            <text:p>0,811982</text:p>
          </table:table-cell>
          <table:table-cell office:value-type="float" office:value="0.863714" calcext:value-type="float">
            <text:p>0,863714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2574" calcext:value-type="float">
            <text:p>0,662574</text:p>
          </table:table-cell>
          <table:table-cell office:value-type="float" office:value="0.657983" calcext:value-type="float">
            <text:p>0,657983</text:p>
          </table:table-cell>
          <table:table-cell office:value-type="float" office:value="0.681846" calcext:value-type="float">
            <text:p>0,681846</text:p>
          </table:table-cell>
          <table:table-cell office:value-type="float" office:value="0.702937" calcext:value-type="float">
            <text:p>0,702937</text:p>
          </table:table-cell>
          <table:table-cell office:value-type="float" office:value="0.676679" calcext:value-type="float">
            <text:p>0,676679</text:p>
          </table:table-cell>
          <table:table-cell office:value-type="float" office:value="0.719041" calcext:value-type="float">
            <text:p>0,719041</text:p>
          </table:table-cell>
          <table:table-cell office:value-type="float" office:value="0.713401" calcext:value-type="float">
            <text:p>0,713401</text:p>
          </table:table-cell>
          <table:table-cell office:value-type="float" office:value="0.731116" calcext:value-type="float">
            <text:p>0,731116</text:p>
          </table:table-cell>
          <table:table-cell office:value-type="float" office:value="0.731665" calcext:value-type="float">
            <text:p>0,731665</text:p>
          </table:table-cell>
          <table:table-cell office:value-type="float" office:value="0.730273" calcext:value-type="float">
            <text:p>0,730273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56826" calcext:value-type="float">
            <text:p>0,656826</text:p>
          </table:table-cell>
          <table:table-cell office:value-type="float" office:value="0.641015" calcext:value-type="float">
            <text:p>0,641015</text:p>
          </table:table-cell>
          <table:table-cell office:value-type="float" office:value="0.698793" calcext:value-type="float">
            <text:p>0,698793</text:p>
          </table:table-cell>
          <table:table-cell office:value-type="float" office:value="0.705239" calcext:value-type="float">
            <text:p>0,705239</text:p>
          </table:table-cell>
          <table:table-cell office:value-type="float" office:value="0.706319" calcext:value-type="float">
            <text:p>0,706319</text:p>
          </table:table-cell>
          <table:table-cell office:value-type="float" office:value="0.712318" calcext:value-type="float">
            <text:p>0,712318</text:p>
          </table:table-cell>
          <table:table-cell office:value-type="float" office:value="0.721458" calcext:value-type="float">
            <text:p>0,721458</text:p>
          </table:table-cell>
          <table:table-cell office:value-type="float" office:value="0.701893" calcext:value-type="float">
            <text:p>0,701893</text:p>
          </table:table-cell>
          <table:table-cell office:value-type="float" office:value="0.731463" calcext:value-type="float">
            <text:p>0,731463</text:p>
          </table:table-cell>
          <table:table-cell office:value-type="float" office:value="0.776825" calcext:value-type="float">
            <text:p>0,7768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9:.B12])" office:value-type="float" office:value="0.6976455" calcext:value-type="float">
            <text:p>0,6976455</text:p>
          </table:table-cell>
          <table:table-cell table:formula="of:=AVERAGE([.C9:.C12])" office:value-type="float" office:value="0.703908" calcext:value-type="float">
            <text:p>0,703908</text:p>
          </table:table-cell>
          <table:table-cell table:formula="of:=AVERAGE([.D9:.D12])" office:value-type="float" office:value="0.741589" calcext:value-type="float">
            <text:p>0,741589</text:p>
          </table:table-cell>
          <table:table-cell table:formula="of:=AVERAGE([.E9:.E12])" office:value-type="float" office:value="0.74424525" calcext:value-type="float">
            <text:p>0,74424525</text:p>
          </table:table-cell>
          <table:table-cell table:formula="of:=AVERAGE([.F9:.F12])" office:value-type="float" office:value="0.74670125" calcext:value-type="float">
            <text:p>0,74670125</text:p>
          </table:table-cell>
          <table:table-cell table:formula="of:=AVERAGE([.G9:.G12])" office:value-type="float" office:value="0.7687525" calcext:value-type="float">
            <text:p>0,7687525</text:p>
          </table:table-cell>
          <table:table-cell table:formula="of:=AVERAGE([.H9:.H12])" office:value-type="float" office:value="0.7724255" calcext:value-type="float">
            <text:p>0,7724255</text:p>
          </table:table-cell>
          <table:table-cell table:formula="of:=AVERAGE([.I9:.I12])" office:value-type="float" office:value="0.76998325" calcext:value-type="float">
            <text:p>0,76998325</text:p>
          </table:table-cell>
          <table:table-cell table:formula="of:=AVERAGE([.J9:.J12])" office:value-type="float" office:value="0.757669" calcext:value-type="float">
            <text:p>0,757669</text:p>
          </table:table-cell>
          <table:table-cell table:formula="of:=AVERAGE([.K9:.K12])" office:value-type="float" office:value="0.7810485" calcext:value-type="float">
            <text:p>0,7810485</text:p>
          </table:table-cell>
        </table:table-row>
        <table:table-row table:style-name="ro1">
          <table:table-cell office:value-type="string" calcext:value-type="string">
            <text:p>5 M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97278" calcext:value-type="float">
            <text:p>0,797278</text:p>
          </table:table-cell>
          <table:table-cell office:value-type="float" office:value="0.804488" calcext:value-type="float">
            <text:p>0,804488</text:p>
          </table:table-cell>
          <table:table-cell office:value-type="float" office:value="0.785995" calcext:value-type="float">
            <text:p>0,785995</text:p>
          </table:table-cell>
          <table:table-cell office:value-type="float" office:value="0.762558" calcext:value-type="float">
            <text:p>0,762558</text:p>
          </table:table-cell>
          <table:table-cell office:value-type="float" office:value="0.787673" calcext:value-type="float">
            <text:p>0,787673</text:p>
          </table:table-cell>
          <table:table-cell office:value-type="float" office:value="0.77171" calcext:value-type="float">
            <text:p>0,77171</text:p>
          </table:table-cell>
          <table:table-cell office:value-type="float" office:value="0.786083" calcext:value-type="float">
            <text:p>0,786083</text:p>
          </table:table-cell>
          <table:table-cell office:value-type="float" office:value="0.780196" calcext:value-type="float">
            <text:p>0,780196</text:p>
          </table:table-cell>
          <table:table-cell office:value-type="float" office:value="0.773997" calcext:value-type="float">
            <text:p>0,773997</text:p>
          </table:table-cell>
          <table:table-cell office:value-type="float" office:value="0.799093" calcext:value-type="float">
            <text:p>0,79909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6234" calcext:value-type="float">
            <text:p>0,76234</text:p>
          </table:table-cell>
          <table:table-cell office:value-type="float" office:value="0.823786" calcext:value-type="float">
            <text:p>0,823786</text:p>
          </table:table-cell>
          <table:table-cell office:value-type="float" office:value="0.789579" calcext:value-type="float">
            <text:p>0,789579</text:p>
          </table:table-cell>
          <table:table-cell office:value-type="float" office:value="0.775369" calcext:value-type="float">
            <text:p>0,775369</text:p>
          </table:table-cell>
          <table:table-cell office:value-type="float" office:value="0.772211" calcext:value-type="float">
            <text:p>0,772211</text:p>
          </table:table-cell>
          <table:table-cell office:value-type="float" office:value="0.828837" calcext:value-type="float">
            <text:p>0,828837</text:p>
          </table:table-cell>
          <table:table-cell office:value-type="float" office:value="0.801929" calcext:value-type="float">
            <text:p>0,801929</text:p>
          </table:table-cell>
          <table:table-cell office:value-type="float" office:value="0.817609" calcext:value-type="float">
            <text:p>0,817609</text:p>
          </table:table-cell>
          <table:table-cell office:value-type="float" office:value="0.801711" calcext:value-type="float">
            <text:p>0,801711</text:p>
          </table:table-cell>
          <table:table-cell office:value-type="float" office:value="0.723952" calcext:value-type="float">
            <text:p>0,723952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42173" calcext:value-type="float">
            <text:p>0,642173</text:p>
          </table:table-cell>
          <table:table-cell office:value-type="float" office:value="0.696091" calcext:value-type="float">
            <text:p>0,696091</text:p>
          </table:table-cell>
          <table:table-cell office:value-type="float" office:value="0.699736" calcext:value-type="float">
            <text:p>0,699736</text:p>
          </table:table-cell>
          <table:table-cell office:value-type="float" office:value="0.704992" calcext:value-type="float">
            <text:p>0,704992</text:p>
          </table:table-cell>
          <table:table-cell office:value-type="float" office:value="0.70792" calcext:value-type="float">
            <text:p>0,70792</text:p>
          </table:table-cell>
          <table:table-cell office:value-type="float" office:value="0.70886" calcext:value-type="float">
            <text:p>0,70886</text:p>
          </table:table-cell>
          <table:table-cell office:value-type="float" office:value="0.720871" calcext:value-type="float">
            <text:p>0,720871</text:p>
          </table:table-cell>
          <table:table-cell office:value-type="float" office:value="0.727713" calcext:value-type="float">
            <text:p>0,727713</text:p>
          </table:table-cell>
          <table:table-cell office:value-type="float" office:value="0.728852" calcext:value-type="float">
            <text:p>0,728852</text:p>
          </table:table-cell>
          <table:table-cell office:value-type="float" office:value="0.716976" calcext:value-type="float">
            <text:p>0,716976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32852" calcext:value-type="float">
            <text:p>0,632852</text:p>
          </table:table-cell>
          <table:table-cell office:value-type="float" office:value="0.694703" calcext:value-type="float">
            <text:p>0,694703</text:p>
          </table:table-cell>
          <table:table-cell office:value-type="float" office:value="0.703425" calcext:value-type="float">
            <text:p>0,703425</text:p>
          </table:table-cell>
          <table:table-cell office:value-type="float" office:value="0.676116" calcext:value-type="float">
            <text:p>0,676116</text:p>
          </table:table-cell>
          <table:table-cell office:value-type="float" office:value="0.720206" calcext:value-type="float">
            <text:p>0,720206</text:p>
          </table:table-cell>
          <table:table-cell office:value-type="float" office:value="0.72933" calcext:value-type="float">
            <text:p>0,72933</text:p>
          </table:table-cell>
          <table:table-cell office:value-type="float" office:value="0.714404" calcext:value-type="float">
            <text:p>0,714404</text:p>
          </table:table-cell>
          <table:table-cell office:value-type="float" office:value="0.745028" calcext:value-type="float">
            <text:p>0,745028</text:p>
          </table:table-cell>
          <table:table-cell office:value-type="float" office:value="0.75471" calcext:value-type="float">
            <text:p>0,75471</text:p>
          </table:table-cell>
          <table:table-cell office:value-type="float" office:value="0.725179" calcext:value-type="float">
            <text:p>0,7251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5:.B18])" office:value-type="float" office:value="0.70866075" calcext:value-type="float">
            <text:p>0,70866075</text:p>
          </table:table-cell>
          <table:table-cell table:formula="of:=AVERAGE([.C15:.C18])" office:value-type="float" office:value="0.754767" calcext:value-type="float">
            <text:p>0,754767</text:p>
          </table:table-cell>
          <table:table-cell table:formula="of:=AVERAGE([.D15:.D18])" office:value-type="float" office:value="0.74468375" calcext:value-type="float">
            <text:p>0,74468375</text:p>
          </table:table-cell>
          <table:table-cell table:formula="of:=AVERAGE([.E15:.E18])" office:value-type="float" office:value="0.72975875" calcext:value-type="float">
            <text:p>0,72975875</text:p>
          </table:table-cell>
          <table:table-cell table:formula="of:=AVERAGE([.F15:.F18])" office:value-type="float" office:value="0.7470025" calcext:value-type="float">
            <text:p>0,7470025</text:p>
          </table:table-cell>
          <table:table-cell table:formula="of:=AVERAGE([.G15:.G18])" office:value-type="float" office:value="0.75968425" calcext:value-type="float">
            <text:p>0,75968425</text:p>
          </table:table-cell>
          <table:table-cell table:formula="of:=AVERAGE([.H15:.H18])" office:value-type="float" office:value="0.75582175" calcext:value-type="float">
            <text:p>0,75582175</text:p>
          </table:table-cell>
          <table:table-cell table:formula="of:=AVERAGE([.I15:.I18])" office:value-type="float" office:value="0.7676365" calcext:value-type="float">
            <text:p>0,7676365</text:p>
          </table:table-cell>
          <table:table-cell table:formula="of:=AVERAGE([.J15:.J18])" office:value-type="float" office:value="0.7648175" calcext:value-type="float">
            <text:p>0,7648175</text:p>
          </table:table-cell>
          <table:table-cell table:formula="of:=AVERAGE([.K15:.K18])" office:value-type="float" office:value="0.7413" calcext:value-type="float">
            <text:p>0,7413</text:p>
          </table:table-cell>
        </table:table-row>
        <table:table-row table:style-name="ro1"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55287" calcext:value-type="float">
            <text:p>0,755287</text:p>
          </table:table-cell>
          <table:table-cell office:value-type="float" office:value="0.780822" calcext:value-type="float">
            <text:p>0,780822</text:p>
          </table:table-cell>
          <table:table-cell office:value-type="float" office:value="0.740897" calcext:value-type="float">
            <text:p>0,740897</text:p>
          </table:table-cell>
          <table:table-cell office:value-type="float" office:value="0.729541" calcext:value-type="float">
            <text:p>0,729541</text:p>
          </table:table-cell>
          <table:table-cell office:value-type="float" office:value="0.770752" calcext:value-type="float">
            <text:p>0,770752</text:p>
          </table:table-cell>
          <table:table-cell office:value-type="float" office:value="0.770048" calcext:value-type="float">
            <text:p>0,770048</text:p>
          </table:table-cell>
          <table:table-cell office:value-type="float" office:value="0.785067" calcext:value-type="float">
            <text:p>0,785067</text:p>
          </table:table-cell>
          <table:table-cell office:value-type="float" office:value="0.756871" calcext:value-type="float">
            <text:p>0,756871</text:p>
          </table:table-cell>
          <table:table-cell office:value-type="float" office:value="0.792767" calcext:value-type="float">
            <text:p>0,792767</text:p>
          </table:table-cell>
          <table:table-cell office:value-type="float" office:value="0.794391" calcext:value-type="float">
            <text:p>0,794391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86198" calcext:value-type="float">
            <text:p>0,786198</text:p>
          </table:table-cell>
          <table:table-cell office:value-type="float" office:value="0.784765" calcext:value-type="float">
            <text:p>0,784765</text:p>
          </table:table-cell>
          <table:table-cell office:value-type="float" office:value="0.769045" calcext:value-type="float">
            <text:p>0,769045</text:p>
          </table:table-cell>
          <table:table-cell office:value-type="float" office:value="0.819135" calcext:value-type="float">
            <text:p>0,819135</text:p>
          </table:table-cell>
          <table:table-cell office:value-type="float" office:value="0.833987" calcext:value-type="float">
            <text:p>0,833987</text:p>
          </table:table-cell>
          <table:table-cell office:value-type="float" office:value="0.773759" calcext:value-type="float">
            <text:p>0,773759</text:p>
          </table:table-cell>
          <table:table-cell office:value-type="float" office:value="0.860734" calcext:value-type="float">
            <text:p>0,860734</text:p>
          </table:table-cell>
          <table:table-cell office:value-type="float" office:value="0.82405" calcext:value-type="float">
            <text:p>0,82405</text:p>
          </table:table-cell>
          <table:table-cell office:value-type="float" office:value="0.817914" calcext:value-type="float">
            <text:p>0,817914</text:p>
          </table:table-cell>
          <table:table-cell office:value-type="float" office:value="0.852234" calcext:value-type="float">
            <text:p>0,852234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77886" calcext:value-type="float">
            <text:p>0,677886</text:p>
          </table:table-cell>
          <table:table-cell office:value-type="float" office:value="0.64649" calcext:value-type="float">
            <text:p>0,64649</text:p>
          </table:table-cell>
          <table:table-cell office:value-type="float" office:value="0.669566" calcext:value-type="float">
            <text:p>0,669566</text:p>
          </table:table-cell>
          <table:table-cell office:value-type="float" office:value="0.698769" calcext:value-type="float">
            <text:p>0,698769</text:p>
          </table:table-cell>
          <table:table-cell office:value-type="float" office:value="0.708128" calcext:value-type="float">
            <text:p>0,708128</text:p>
          </table:table-cell>
          <table:table-cell office:value-type="float" office:value="0.699135" calcext:value-type="float">
            <text:p>0,699135</text:p>
          </table:table-cell>
          <table:table-cell office:value-type="float" office:value="0.697492" calcext:value-type="float">
            <text:p>0,697492</text:p>
          </table:table-cell>
          <table:table-cell office:value-type="float" office:value="0.699242" calcext:value-type="float">
            <text:p>0,699242</text:p>
          </table:table-cell>
          <table:table-cell office:value-type="float" office:value="0.714442" calcext:value-type="float">
            <text:p>0,714442</text:p>
          </table:table-cell>
          <table:table-cell office:value-type="float" office:value="0.719399" calcext:value-type="float">
            <text:p>0,719399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49987" calcext:value-type="float">
            <text:p>0,649987</text:p>
          </table:table-cell>
          <table:table-cell office:value-type="float" office:value="0.692507" calcext:value-type="float">
            <text:p>0,692507</text:p>
          </table:table-cell>
          <table:table-cell office:value-type="float" office:value="0.650179" calcext:value-type="float">
            <text:p>0,650179</text:p>
          </table:table-cell>
          <table:table-cell office:value-type="float" office:value="0.68065" calcext:value-type="float">
            <text:p>0,68065</text:p>
          </table:table-cell>
          <table:table-cell office:value-type="float" office:value="0.683829" calcext:value-type="float">
            <text:p>0,683829</text:p>
          </table:table-cell>
          <table:table-cell office:value-type="float" office:value="0.69264" calcext:value-type="float">
            <text:p>0,69264</text:p>
          </table:table-cell>
          <table:table-cell office:value-type="float" office:value="0.733593" calcext:value-type="float">
            <text:p>0,733593</text:p>
          </table:table-cell>
          <table:table-cell office:value-type="float" office:value="0.748418" calcext:value-type="float">
            <text:p>0,748418</text:p>
          </table:table-cell>
          <table:table-cell office:value-type="float" office:value="0.735228" calcext:value-type="float">
            <text:p>0,735228</text:p>
          </table:table-cell>
          <table:table-cell office:value-type="float" office:value="0.752719" calcext:value-type="float">
            <text:p>0,7527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1:.B24])" office:value-type="float" office:value="0.7173395" calcext:value-type="float">
            <text:p>0,7173395</text:p>
          </table:table-cell>
          <table:table-cell table:formula="of:=AVERAGE([.C21:.C24])" office:value-type="float" office:value="0.726146" calcext:value-type="float">
            <text:p>0,726146</text:p>
          </table:table-cell>
          <table:table-cell table:formula="of:=AVERAGE([.D21:.D24])" office:value-type="float" office:value="0.70742175" calcext:value-type="float">
            <text:p>0,70742175</text:p>
          </table:table-cell>
          <table:table-cell table:formula="of:=AVERAGE([.E21:.E24])" office:value-type="float" office:value="0.73202375" calcext:value-type="float">
            <text:p>0,73202375</text:p>
          </table:table-cell>
          <table:table-cell table:formula="of:=AVERAGE([.F21:.F24])" office:value-type="float" office:value="0.749174" calcext:value-type="float">
            <text:p>0,749174</text:p>
          </table:table-cell>
          <table:table-cell table:formula="of:=AVERAGE([.G21:.G24])" office:value-type="float" office:value="0.7338955" calcext:value-type="float">
            <text:p>0,7338955</text:p>
          </table:table-cell>
          <table:table-cell table:formula="of:=AVERAGE([.H21:.H24])" office:value-type="float" office:value="0.7692215" calcext:value-type="float">
            <text:p>0,7692215</text:p>
          </table:table-cell>
          <table:table-cell table:formula="of:=AVERAGE([.I21:.I24])" office:value-type="float" office:value="0.75714525" calcext:value-type="float">
            <text:p>0,75714525</text:p>
          </table:table-cell>
          <table:table-cell table:formula="of:=AVERAGE([.J21:.J24])" office:value-type="float" office:value="0.76508775" calcext:value-type="float">
            <text:p>0,76508775</text:p>
          </table:table-cell>
          <table:table-cell table:formula="of:=AVERAGE([.K21:.K24])" office:value-type="float" office:value="0.77968575" calcext:value-type="float">
            <text:p>0,77968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8:35:38.9147428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8:50:50.025980831</dc:date>
    <meta:editing-duration>PT36M25S</meta:editing-duration>
    <meta:editing-cycles>11</meta:editing-cycles>
    <meta:generator>LibreOffice/5.1.6.2$Linux_X86_64 LibreOffice_project/10m0$Build-2</meta:generator>
    <meta:document-statistic meta:table-count="2" meta:cell-count="53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53cm" svg:height="9cm" xlink:href=".." xlink:type="simple" chart:class="chart:line" chart:style-name="ch1">
        <chart:title svg:x="8.749cm" svg:y="0.316cm" chart:style-name="ch2">
          <text:p>ICU 1 - Coronary</text:p>
        </chart:title>
        <chart:legend chart:legend-position="end" svg:x="18.677cm" svg:y="3.454cm" style:legend-expansion="high" chart:style-name="ch3"/>
        <chart:plot-area chart:style-name="ch4" table:cell-range-address="'log-all'.B1:'log-all'.F11" chart:data-source-has-labels="both" svg:x="1.432cm" svg:y="1.275cm" svg:width="16.824cm" svg:height="6.564cm">
          <chartooo:coordinate-region svg:x="2.344cm" svg:y="1.475cm" svg:width="15.632cm" svg:height="5.717cm"/>
          <chart:axis chart:dimension="x" chart:name="primary-x" chart:style-name="ch5" chartooo:axis-type="auto">
            <chartooo:date-scale/>
            <chart:title svg:x="9.112cm" svg:y="8.019cm" chart:style-name="ch6">
              <text:p>% of data</text:p>
            </chart:title>
            <chart:categories table:cell-range-address="'log-all'.B2:'log-all'.B11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9" chart:class="major"/>
          </chart:axis>
          <chart:series chart:style-name="ch10" chart:values-cell-range-address="'log-all'.C2:'log-all'.C11" chart:label-cell-address="'log-all'.C1:'log-all'.C1" chart:class="chart:line">
            <chart:data-point chart:repeated="10"/>
          </chart:series>
          <chart:series chart:style-name="ch11" chart:values-cell-range-address="'log-all'.D2:'log-all'.D11" chart:label-cell-address="'log-all'.D1:'log-all'.D1" chart:class="chart:line">
            <chart:data-point chart:repeated="10"/>
          </chart:series>
          <chart:series chart:style-name="ch12" chart:values-cell-range-address="'log-all'.E2:'log-all'.E11" chart:label-cell-address="'log-all'.E1:'log-all'.E1" chart:class="chart:line">
            <chart:data-point chart:repeated="10"/>
          </chart:series>
          <chart:series chart:style-name="ch13" chart:values-cell-range-address="'log-all'.F2:'log-all'.F11" chart:label-cell-address="'log-all'.F1:'log-all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</text:p>
                <draw:g>
                  <svg:desc>'log-all'.C1:'log-all'.C1</svg:desc>
                </draw:g>
              </table:table-cell>
              <table:table-cell office:value-type="string">
                <text:p>30 Min</text:p>
                <draw:g>
                  <svg:desc>'log-all'.D1:'log-all'.D1</svg:desc>
                </draw:g>
              </table:table-cell>
              <table:table-cell office:value-type="string">
                <text:p>5 Min</text:p>
                <draw:g>
                  <svg:desc>'log-all'.E1:'log-all'.E1</svg:desc>
                </draw:g>
              </table:table-cell>
              <table:table-cell office:value-type="string">
                <text:p>60 Min</text:p>
                <draw:g>
                  <svg:desc>'log-all'.F1:'log-all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log-all'.B2:'log-all'.B11</svg:desc>
                </draw:g>
              </table:table-cell>
              <table:table-cell office:value-type="float" office:value="0.676341">
                <text:p>0.676341</text:p>
                <draw:g>
                  <svg:desc>'log-all'.C2:'log-all'.C11</svg:desc>
                </draw:g>
              </table:table-cell>
              <table:table-cell office:value-type="float" office:value="0.718233">
                <text:p>0.718233</text:p>
                <draw:g>
                  <svg:desc>'log-all'.D2:'log-all'.D11</svg:desc>
                </draw:g>
              </table:table-cell>
              <table:table-cell office:value-type="float" office:value="0.797278">
                <text:p>0.797278</text:p>
                <draw:g>
                  <svg:desc>'log-all'.E2:'log-all'.E11</svg:desc>
                </draw:g>
              </table:table-cell>
              <table:table-cell office:value-type="float" office:value="0.755287">
                <text:p>0.755287</text:p>
                <draw:g>
                  <svg:desc>'log-all'.F2:'log-all'.F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575">
                <text:p>0.791575</text:p>
              </table:table-cell>
              <table:table-cell office:value-type="float" office:value="0.761648">
                <text:p>0.761648</text:p>
              </table:table-cell>
              <table:table-cell office:value-type="float" office:value="0.804488">
                <text:p>0.804488</text:p>
              </table:table-cell>
              <table:table-cell office:value-type="float" office:value="0.780822">
                <text:p>0.7808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4407">
                <text:p>0.74407</text:p>
              </table:table-cell>
              <table:table-cell office:value-type="float" office:value="0.75031">
                <text:p>0.75031</text:p>
              </table:table-cell>
              <table:table-cell office:value-type="float" office:value="0.785995">
                <text:p>0.785995</text:p>
              </table:table-cell>
              <table:table-cell office:value-type="float" office:value="0.740897">
                <text:p>0.7408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7016">
                <text:p>0.747016</text:p>
              </table:table-cell>
              <table:table-cell office:value-type="float" office:value="0.794298">
                <text:p>0.794298</text:p>
              </table:table-cell>
              <table:table-cell office:value-type="float" office:value="0.762558">
                <text:p>0.762558</text:p>
              </table:table-cell>
              <table:table-cell office:value-type="float" office:value="0.729541">
                <text:p>0.729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87969">
                <text:p>0.787969</text:p>
              </table:table-cell>
              <table:table-cell office:value-type="float" office:value="0.756009">
                <text:p>0.756009</text:p>
              </table:table-cell>
              <table:table-cell office:value-type="float" office:value="0.787673">
                <text:p>0.787673</text:p>
              </table:table-cell>
              <table:table-cell office:value-type="float" office:value="0.770752">
                <text:p>0.7707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8526">
                <text:p>0.768526</text:p>
              </table:table-cell>
              <table:table-cell office:value-type="float" office:value="0.819674">
                <text:p>0.819674</text:p>
              </table:table-cell>
              <table:table-cell office:value-type="float" office:value="0.77171">
                <text:p>0.77171</text:p>
              </table:table-cell>
              <table:table-cell office:value-type="float" office:value="0.770048">
                <text:p>0.7700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0654">
                <text:p>0.80654</text:p>
              </table:table-cell>
              <table:table-cell office:value-type="float" office:value="0.797493">
                <text:p>0.797493</text:p>
              </table:table-cell>
              <table:table-cell office:value-type="float" office:value="0.786083">
                <text:p>0.786083</text:p>
              </table:table-cell>
              <table:table-cell office:value-type="float" office:value="0.785067">
                <text:p>0.7850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5815">
                <text:p>0.75815</text:p>
              </table:table-cell>
              <table:table-cell office:value-type="float" office:value="0.794447">
                <text:p>0.794447</text:p>
              </table:table-cell>
              <table:table-cell office:value-type="float" office:value="0.780196">
                <text:p>0.780196</text:p>
              </table:table-cell>
              <table:table-cell office:value-type="float" office:value="0.756871">
                <text:p>0.756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07574">
                <text:p>0.807574</text:p>
              </table:table-cell>
              <table:table-cell office:value-type="float" office:value="0.755566">
                <text:p>0.755566</text:p>
              </table:table-cell>
              <table:table-cell office:value-type="float" office:value="0.773997">
                <text:p>0.773997</text:p>
              </table:table-cell>
              <table:table-cell office:value-type="float" office:value="0.792767">
                <text:p>0.7927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9429">
                <text:p>0.759429</text:p>
              </table:table-cell>
              <table:table-cell office:value-type="float" office:value="0.753382">
                <text:p>0.753382</text:p>
              </table:table-cell>
              <table:table-cell office:value-type="float" office:value="0.799093">
                <text:p>0.799093</text:p>
              </table:table-cell>
              <table:table-cell office:value-type="float" office:value="0.794391">
                <text:p>0.794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53cm" svg:height="9cm" xlink:href=".." xlink:type="simple" chart:class="chart:line" chart:style-name="ch1">
        <chart:title svg:x="8.895cm" svg:y="0.316cm" chart:style-name="ch2">
          <text:p>ICU 2 - Cardiac</text:p>
        </chart:title>
        <chart:legend chart:legend-position="end" svg:x="18.677cm" svg:y="3.454cm" style:legend-expansion="high" chart:style-name="ch3"/>
        <chart:plot-area chart:style-name="ch4" table:cell-range-address="'log-all'.B13:'log-all'.F23" chart:data-source-has-labels="both" svg:x="1.432cm" svg:y="1.275cm" svg:width="16.824cm" svg:height="6.564cm">
          <chartooo:coordinate-region svg:x="2.344cm" svg:y="1.475cm" svg:width="15.632cm" svg:height="5.717cm"/>
          <chart:axis chart:dimension="x" chart:name="primary-x" chart:style-name="ch5" chartooo:axis-type="auto">
            <chartooo:date-scale/>
            <chart:title svg:x="9.112cm" svg:y="8.019cm" chart:style-name="ch6">
              <text:p>% of data</text:p>
            </chart:title>
            <chart:categories table:cell-range-address="'log-all'.B14:'log-all'.B23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9" chart:class="major"/>
          </chart:axis>
          <chart:series chart:style-name="ch10" chart:values-cell-range-address="'log-all'.C14:'log-all'.C23" chart:label-cell-address="'log-all'.C13:'log-all'.C13" chart:class="chart:line">
            <chart:data-point chart:repeated="10"/>
          </chart:series>
          <chart:series chart:style-name="ch11" chart:values-cell-range-address="'log-all'.D14:'log-all'.D23" chart:label-cell-address="'log-all'.D13:'log-all'.D13" chart:class="chart:line">
            <chart:data-point chart:repeated="10"/>
          </chart:series>
          <chart:series chart:style-name="ch12" chart:values-cell-range-address="'log-all'.E14:'log-all'.E23" chart:label-cell-address="'log-all'.E13:'log-all'.E13" chart:class="chart:line">
            <chart:data-point chart:repeated="10"/>
          </chart:series>
          <chart:series chart:style-name="ch13" chart:values-cell-range-address="'log-all'.F14:'log-all'.F23" chart:label-cell-address="'log-all'.F13:'log-all'.F1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</text:p>
                <draw:g>
                  <svg:desc>'log-all'.C13:'log-all'.C13</svg:desc>
                </draw:g>
              </table:table-cell>
              <table:table-cell office:value-type="string">
                <text:p>30 Min</text:p>
                <draw:g>
                  <svg:desc>'log-all'.D13:'log-all'.D13</svg:desc>
                </draw:g>
              </table:table-cell>
              <table:table-cell office:value-type="string">
                <text:p>5 Min</text:p>
                <draw:g>
                  <svg:desc>'log-all'.E13:'log-all'.E13</svg:desc>
                </draw:g>
              </table:table-cell>
              <table:table-cell office:value-type="string">
                <text:p>60 Min</text:p>
                <draw:g>
                  <svg:desc>'log-all'.F13:'log-all'.F1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log-all'.B14:'log-all'.B23</svg:desc>
                </draw:g>
              </table:table-cell>
              <table:table-cell office:value-type="float" office:value="0.776388">
                <text:p>0.776388</text:p>
                <draw:g>
                  <svg:desc>'log-all'.C14:'log-all'.C23</svg:desc>
                </draw:g>
              </table:table-cell>
              <table:table-cell office:value-type="float" office:value="0.752949">
                <text:p>0.752949</text:p>
                <draw:g>
                  <svg:desc>'log-all'.D14:'log-all'.D23</svg:desc>
                </draw:g>
              </table:table-cell>
              <table:table-cell office:value-type="float" office:value="0.76234">
                <text:p>0.76234</text:p>
                <draw:g>
                  <svg:desc>'log-all'.E14:'log-all'.E23</svg:desc>
                </draw:g>
              </table:table-cell>
              <table:table-cell office:value-type="float" office:value="0.786198">
                <text:p>0.786198</text:p>
                <draw:g>
                  <svg:desc>'log-all'.F14:'log-all'.F2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0077">
                <text:p>0.810077</text:p>
              </table:table-cell>
              <table:table-cell office:value-type="float" office:value="0.754986">
                <text:p>0.754986</text:p>
              </table:table-cell>
              <table:table-cell office:value-type="float" office:value="0.823786">
                <text:p>0.823786</text:p>
              </table:table-cell>
              <table:table-cell office:value-type="float" office:value="0.784765">
                <text:p>0.7847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17603">
                <text:p>0.817603</text:p>
              </table:table-cell>
              <table:table-cell office:value-type="float" office:value="0.835407">
                <text:p>0.835407</text:p>
              </table:table-cell>
              <table:table-cell office:value-type="float" office:value="0.789579">
                <text:p>0.789579</text:p>
              </table:table-cell>
              <table:table-cell office:value-type="float" office:value="0.769045">
                <text:p>0.7690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29428">
                <text:p>0.829428</text:p>
              </table:table-cell>
              <table:table-cell office:value-type="float" office:value="0.774507">
                <text:p>0.774507</text:p>
              </table:table-cell>
              <table:table-cell office:value-type="float" office:value="0.775369">
                <text:p>0.775369</text:p>
              </table:table-cell>
              <table:table-cell office:value-type="float" office:value="0.819135">
                <text:p>0.8191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90445">
                <text:p>0.790445</text:p>
              </table:table-cell>
              <table:table-cell office:value-type="float" office:value="0.847798">
                <text:p>0.847798</text:p>
              </table:table-cell>
              <table:table-cell office:value-type="float" office:value="0.772211">
                <text:p>0.772211</text:p>
              </table:table-cell>
              <table:table-cell office:value-type="float" office:value="0.833987">
                <text:p>0.8339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372">
                <text:p>0.835372</text:p>
              </table:table-cell>
              <table:table-cell office:value-type="float" office:value="0.823977">
                <text:p>0.823977</text:p>
              </table:table-cell>
              <table:table-cell office:value-type="float" office:value="0.828837">
                <text:p>0.828837</text:p>
              </table:table-cell>
              <table:table-cell office:value-type="float" office:value="0.773759">
                <text:p>0.7737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8109">
                <text:p>0.818109</text:p>
              </table:table-cell>
              <table:table-cell office:value-type="float" office:value="0.85735">
                <text:p>0.85735</text:p>
              </table:table-cell>
              <table:table-cell office:value-type="float" office:value="0.801929">
                <text:p>0.801929</text:p>
              </table:table-cell>
              <table:table-cell office:value-type="float" office:value="0.860734">
                <text:p>0.8607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73772">
                <text:p>0.773772</text:p>
              </table:table-cell>
              <table:table-cell office:value-type="float" office:value="0.852477">
                <text:p>0.852477</text:p>
              </table:table-cell>
              <table:table-cell office:value-type="float" office:value="0.817609">
                <text:p>0.817609</text:p>
              </table:table-cell>
              <table:table-cell office:value-type="float" office:value="0.82405">
                <text:p>0.824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09042">
                <text:p>0.809042</text:p>
              </table:table-cell>
              <table:table-cell office:value-type="float" office:value="0.811982">
                <text:p>0.811982</text:p>
              </table:table-cell>
              <table:table-cell office:value-type="float" office:value="0.801711">
                <text:p>0.801711</text:p>
              </table:table-cell>
              <table:table-cell office:value-type="float" office:value="0.817914">
                <text:p>0.8179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7919">
                <text:p>0.817919</text:p>
              </table:table-cell>
              <table:table-cell office:value-type="float" office:value="0.863714">
                <text:p>0.863714</text:p>
              </table:table-cell>
              <table:table-cell office:value-type="float" office:value="0.723952">
                <text:p>0.723952</text:p>
              </table:table-cell>
              <table:table-cell office:value-type="float" office:value="0.852234">
                <text:p>0.852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53cm" svg:height="9cm" xlink:href=".." xlink:type="simple" chart:class="chart:line" chart:style-name="ch1">
        <chart:title svg:x="8.895cm" svg:y="0.316cm" chart:style-name="ch2">
          <text:p>ICU 3 - Medical</text:p>
        </chart:title>
        <chart:legend chart:legend-position="end" svg:x="18.677cm" svg:y="3.454cm" style:legend-expansion="high" chart:style-name="ch3"/>
        <chart:plot-area chart:style-name="ch4" table:cell-range-address="'log-all'.B25:'log-all'.F35" chart:data-source-has-labels="both" svg:x="1.432cm" svg:y="1.275cm" svg:width="16.824cm" svg:height="6.564cm">
          <chartooo:coordinate-region svg:x="2.344cm" svg:y="1.475cm" svg:width="15.632cm" svg:height="5.717cm"/>
          <chart:axis chart:dimension="x" chart:name="primary-x" chart:style-name="ch5" chartooo:axis-type="auto">
            <chartooo:date-scale/>
            <chart:title svg:x="9.112cm" svg:y="8.019cm" chart:style-name="ch6">
              <text:p>% of data</text:p>
            </chart:title>
            <chart:categories table:cell-range-address="'log-all'.B26:'log-all'.B35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9" chart:class="major"/>
          </chart:axis>
          <chart:series chart:style-name="ch10" chart:values-cell-range-address="'log-all'.C26:'log-all'.C35" chart:label-cell-address="'log-all'.C25:'log-all'.C25" chart:class="chart:line">
            <chart:data-point chart:repeated="10"/>
          </chart:series>
          <chart:series chart:style-name="ch11" chart:values-cell-range-address="'log-all'.D26:'log-all'.D35" chart:label-cell-address="'log-all'.D25:'log-all'.D25" chart:class="chart:line">
            <chart:data-point chart:repeated="10"/>
          </chart:series>
          <chart:series chart:style-name="ch12" chart:values-cell-range-address="'log-all'.E26:'log-all'.E35" chart:label-cell-address="'log-all'.E25:'log-all'.E25" chart:class="chart:line">
            <chart:data-point chart:repeated="10"/>
          </chart:series>
          <chart:series chart:style-name="ch13" chart:values-cell-range-address="'log-all'.F26:'log-all'.F35" chart:label-cell-address="'log-all'.F25:'log-all'.F2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</text:p>
                <draw:g>
                  <svg:desc>'log-all'.C25:'log-all'.C25</svg:desc>
                </draw:g>
              </table:table-cell>
              <table:table-cell office:value-type="string">
                <text:p>30 Min</text:p>
                <draw:g>
                  <svg:desc>'log-all'.D25:'log-all'.D25</svg:desc>
                </draw:g>
              </table:table-cell>
              <table:table-cell office:value-type="string">
                <text:p>5 Min</text:p>
                <draw:g>
                  <svg:desc>'log-all'.E25:'log-all'.E25</svg:desc>
                </draw:g>
              </table:table-cell>
              <table:table-cell office:value-type="string">
                <text:p>60 Min</text:p>
                <draw:g>
                  <svg:desc>'log-all'.F25:'log-all'.F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log-all'.B26:'log-all'.B35</svg:desc>
                </draw:g>
              </table:table-cell>
              <table:table-cell office:value-type="float" office:value="0.694357">
                <text:p>0.694357</text:p>
                <draw:g>
                  <svg:desc>'log-all'.C26:'log-all'.C35</svg:desc>
                </draw:g>
              </table:table-cell>
              <table:table-cell office:value-type="float" office:value="0.662574">
                <text:p>0.662574</text:p>
                <draw:g>
                  <svg:desc>'log-all'.D26:'log-all'.D35</svg:desc>
                </draw:g>
              </table:table-cell>
              <table:table-cell office:value-type="float" office:value="0.642173">
                <text:p>0.642173</text:p>
                <draw:g>
                  <svg:desc>'log-all'.E26:'log-all'.E35</svg:desc>
                </draw:g>
              </table:table-cell>
              <table:table-cell office:value-type="float" office:value="0.677886">
                <text:p>0.677886</text:p>
                <draw:g>
                  <svg:desc>'log-all'.F26:'log-all'.F3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5774">
                <text:p>0.65774</text:p>
              </table:table-cell>
              <table:table-cell office:value-type="float" office:value="0.657983">
                <text:p>0.657983</text:p>
              </table:table-cell>
              <table:table-cell office:value-type="float" office:value="0.696091">
                <text:p>0.696091</text:p>
              </table:table-cell>
              <table:table-cell office:value-type="float" office:value="0.64649">
                <text:p>0.646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53227">
                <text:p>0.653227</text:p>
              </table:table-cell>
              <table:table-cell office:value-type="float" office:value="0.681846">
                <text:p>0.681846</text:p>
              </table:table-cell>
              <table:table-cell office:value-type="float" office:value="0.699736">
                <text:p>0.699736</text:p>
              </table:table-cell>
              <table:table-cell office:value-type="float" office:value="0.669566">
                <text:p>0.6695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95519">
                <text:p>0.695519</text:p>
              </table:table-cell>
              <table:table-cell office:value-type="float" office:value="0.702937">
                <text:p>0.702937</text:p>
              </table:table-cell>
              <table:table-cell office:value-type="float" office:value="0.704992">
                <text:p>0.704992</text:p>
              </table:table-cell>
              <table:table-cell office:value-type="float" office:value="0.698769">
                <text:p>0.6987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12421">
                <text:p>0.712421</text:p>
              </table:table-cell>
              <table:table-cell office:value-type="float" office:value="0.676679">
                <text:p>0.676679</text:p>
              </table:table-cell>
              <table:table-cell office:value-type="float" office:value="0.70792">
                <text:p>0.70792</text:p>
              </table:table-cell>
              <table:table-cell office:value-type="float" office:value="0.708128">
                <text:p>0.7081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01506">
                <text:p>0.701506</text:p>
              </table:table-cell>
              <table:table-cell office:value-type="float" office:value="0.719041">
                <text:p>0.719041</text:p>
              </table:table-cell>
              <table:table-cell office:value-type="float" office:value="0.70886">
                <text:p>0.70886</text:p>
              </table:table-cell>
              <table:table-cell office:value-type="float" office:value="0.699135">
                <text:p>0.6991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08206">
                <text:p>0.708206</text:p>
              </table:table-cell>
              <table:table-cell office:value-type="float" office:value="0.713401">
                <text:p>0.713401</text:p>
              </table:table-cell>
              <table:table-cell office:value-type="float" office:value="0.720871">
                <text:p>0.720871</text:p>
              </table:table-cell>
              <table:table-cell office:value-type="float" office:value="0.697492">
                <text:p>0.6974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32196">
                <text:p>0.732196</text:p>
              </table:table-cell>
              <table:table-cell office:value-type="float" office:value="0.731116">
                <text:p>0.731116</text:p>
              </table:table-cell>
              <table:table-cell office:value-type="float" office:value="0.727713">
                <text:p>0.727713</text:p>
              </table:table-cell>
              <table:table-cell office:value-type="float" office:value="0.699242">
                <text:p>0.6992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31802">
                <text:p>0.731802</text:p>
              </table:table-cell>
              <table:table-cell office:value-type="float" office:value="0.731665">
                <text:p>0.731665</text:p>
              </table:table-cell>
              <table:table-cell office:value-type="float" office:value="0.728852">
                <text:p>0.728852</text:p>
              </table:table-cell>
              <table:table-cell office:value-type="float" office:value="0.714442">
                <text:p>0.7144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2016">
                <text:p>0.742016</text:p>
              </table:table-cell>
              <table:table-cell office:value-type="float" office:value="0.730273">
                <text:p>0.730273</text:p>
              </table:table-cell>
              <table:table-cell office:value-type="float" office:value="0.716976">
                <text:p>0.716976</text:p>
              </table:table-cell>
              <table:table-cell office:value-type="float" office:value="0.719399">
                <text:p>0.7193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53cm" svg:height="9cm" xlink:href=".." xlink:type="simple" chart:class="chart:line" chart:style-name="ch1">
        <chart:title svg:x="8.855cm" svg:y="0.316cm" chart:style-name="ch2">
          <text:p>ICU 4 - Surgical</text:p>
        </chart:title>
        <chart:legend chart:legend-position="end" svg:x="18.307cm" svg:y="3.454cm" style:legend-expansion="high" chart:style-name="ch3"/>
        <chart:plot-area chart:style-name="ch4" table:cell-range-address="'log-all'.B38:'log-all'.F47" chart:data-source-has-labels="both" svg:x="1.432cm" svg:y="1.275cm" svg:width="16.454cm" svg:height="6.564cm">
          <chartooo:coordinate-region svg:x="2.344cm" svg:y="1.475cm" svg:width="15.262cm" svg:height="5.717cm"/>
          <chart:axis chart:dimension="x" chart:name="primary-x" chart:style-name="ch5" chartooo:axis-type="auto">
            <chartooo:date-scale/>
            <chart:title svg:x="8.927cm" svg:y="8.019cm" chart:style-name="ch6">
              <text:p>% of data</text:p>
            </chart:title>
            <chart:categories table:cell-range-address="'log-all'.B38:'log-all'.B47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9" chart:class="major"/>
          </chart:axis>
          <chart:series chart:style-name="ch10" chart:values-cell-range-address="'log-all'.C38:'log-all'.C47" chart:label-cell-address="'log-all'.C39:'log-all'.C39" chart:class="chart:line">
            <chart:data-point chart:repeated="10"/>
          </chart:series>
          <chart:series chart:style-name="ch11" chart:values-cell-range-address="'log-all'.D38:'log-all'.D47" chart:label-cell-address="'log-all'.D39:'log-all'.D39" chart:class="chart:line">
            <chart:data-point chart:repeated="10"/>
          </chart:series>
          <chart:series chart:style-name="ch12" chart:values-cell-range-address="'log-all'.E38:'log-all'.E47" chart:label-cell-address="'log-all'.E39:'log-all'.E39" chart:class="chart:line">
            <chart:data-point chart:repeated="10"/>
          </chart:series>
          <chart:series chart:style-name="ch13" chart:values-cell-range-address="'log-all'.F38:'log-all'.F47" chart:label-cell-address="'log-all'.F39:'log-all'.F3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670282</text:p>
                <draw:g>
                  <svg:desc>'log-all'.C39:'log-all'.C39</svg:desc>
                </draw:g>
              </table:table-cell>
              <table:table-cell office:value-type="string">
                <text:p>0,641015</text:p>
                <draw:g>
                  <svg:desc>'log-all'.D39:'log-all'.D39</svg:desc>
                </draw:g>
              </table:table-cell>
              <table:table-cell office:value-type="string">
                <text:p>0,694703</text:p>
                <draw:g>
                  <svg:desc>'log-all'.E39:'log-all'.E39</svg:desc>
                </draw:g>
              </table:table-cell>
              <table:table-cell office:value-type="string">
                <text:p>0,692507</text:p>
                <draw:g>
                  <svg:desc>'log-all'.F39:'log-all'.F3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log-all'.B38:'log-all'.B47</svg:desc>
                </draw:g>
              </table:table-cell>
              <table:table-cell office:value-type="float" office:value="0.636631">
                <text:p>0.636631</text:p>
                <draw:g>
                  <svg:desc>'log-all'.C38:'log-all'.C47</svg:desc>
                </draw:g>
              </table:table-cell>
              <table:table-cell office:value-type="float" office:value="0.656826">
                <text:p>0.656826</text:p>
                <draw:g>
                  <svg:desc>'log-all'.D38:'log-all'.D47</svg:desc>
                </draw:g>
              </table:table-cell>
              <table:table-cell office:value-type="float" office:value="0.632852">
                <text:p>0.632852</text:p>
                <draw:g>
                  <svg:desc>'log-all'.E38:'log-all'.E47</svg:desc>
                </draw:g>
              </table:table-cell>
              <table:table-cell office:value-type="float" office:value="0.649987">
                <text:p>0.649987</text:p>
                <draw:g>
                  <svg:desc>'log-all'.F38:'log-all'.F4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0282">
                <text:p>0.670282</text:p>
              </table:table-cell>
              <table:table-cell office:value-type="float" office:value="0.641015">
                <text:p>0.641015</text:p>
              </table:table-cell>
              <table:table-cell office:value-type="float" office:value="0.694703">
                <text:p>0.694703</text:p>
              </table:table-cell>
              <table:table-cell office:value-type="float" office:value="0.692507">
                <text:p>0.6925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69684">
                <text:p>0.669684</text:p>
              </table:table-cell>
              <table:table-cell office:value-type="float" office:value="0.698793">
                <text:p>0.698793</text:p>
              </table:table-cell>
              <table:table-cell office:value-type="float" office:value="0.703425">
                <text:p>0.703425</text:p>
              </table:table-cell>
              <table:table-cell office:value-type="float" office:value="0.650179">
                <text:p>0.6501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22696">
                <text:p>0.722696</text:p>
              </table:table-cell>
              <table:table-cell office:value-type="float" office:value="0.705239">
                <text:p>0.705239</text:p>
              </table:table-cell>
              <table:table-cell office:value-type="float" office:value="0.676116">
                <text:p>0.676116</text:p>
              </table:table-cell>
              <table:table-cell office:value-type="float" office:value="0.68065">
                <text:p>0.680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2871">
                <text:p>0.72871</text:p>
              </table:table-cell>
              <table:table-cell office:value-type="float" office:value="0.706319">
                <text:p>0.706319</text:p>
              </table:table-cell>
              <table:table-cell office:value-type="float" office:value="0.720206">
                <text:p>0.720206</text:p>
              </table:table-cell>
              <table:table-cell office:value-type="float" office:value="0.683829">
                <text:p>0.6838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7276">
                <text:p>0.697276</text:p>
              </table:table-cell>
              <table:table-cell office:value-type="float" office:value="0.712318">
                <text:p>0.712318</text:p>
              </table:table-cell>
              <table:table-cell office:value-type="float" office:value="0.72933">
                <text:p>0.72933</text:p>
              </table:table-cell>
              <table:table-cell office:value-type="float" office:value="0.69264">
                <text:p>0.692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37046">
                <text:p>0.737046</text:p>
              </table:table-cell>
              <table:table-cell office:value-type="float" office:value="0.721458">
                <text:p>0.721458</text:p>
              </table:table-cell>
              <table:table-cell office:value-type="float" office:value="0.714404">
                <text:p>0.714404</text:p>
              </table:table-cell>
              <table:table-cell office:value-type="float" office:value="0.733593">
                <text:p>0.7335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0945">
                <text:p>0.760945</text:p>
              </table:table-cell>
              <table:table-cell office:value-type="float" office:value="0.701893">
                <text:p>0.701893</text:p>
              </table:table-cell>
              <table:table-cell office:value-type="float" office:value="0.745028">
                <text:p>0.745028</text:p>
              </table:table-cell>
              <table:table-cell office:value-type="float" office:value="0.748418">
                <text:p>0.7484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47276">
                <text:p>0.747276</text:p>
              </table:table-cell>
              <table:table-cell office:value-type="float" office:value="0.731463">
                <text:p>0.731463</text:p>
              </table:table-cell>
              <table:table-cell office:value-type="float" office:value="0.75471">
                <text:p>0.75471</text:p>
              </table:table-cell>
              <table:table-cell office:value-type="float" office:value="0.735228">
                <text:p>0.7352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2046">
                <text:p>0.742046</text:p>
              </table:table-cell>
              <table:table-cell office:value-type="float" office:value="0.776825">
                <text:p>0.776825</text:p>
              </table:table-cell>
              <table:table-cell office:value-type="float" office:value="0.725179">
                <text:p>0.725179</text:p>
              </table:table-cell>
              <table:table-cell office:value-type="float" office:value="0.752719">
                <text:p>0.7527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Auc x Percent of Data</text:p>
        </chart:title>
        <chart:subtitle svg:x="7.348cm" svg:y="1.275cm" chart:style-name="ch3">
          <text:p>15 Min</text:p>
        </chart:subtitle>
        <chart:legend chart:legend-position="end" svg:x="12.48cm" svg:y="3.205cm" style:legend-expansion="high" chart:style-name="ch4"/>
        <chart:plot-area chart:style-name="ch5" table:cell-range-address="Planilha2.A2:Planilha2.K7" chart:data-source-has-labels="both" svg:x="1.331cm" svg:y="2.138cm" svg:width="10.829cm" svg:height="5.701cm">
          <chartooo:coordinate-region svg:x="2.243cm" svg:y="2.338cm" svg:width="9.637cm" svg:height="4.855cm"/>
          <chart:axis chart:dimension="x" chart:name="primary-x" chart:style-name="ch6" chartooo:axis-type="auto">
            <chartooo:date-scale/>
            <chart:title svg:x="5.576cm" svg:y="8.019cm" chart:style-name="ch7">
              <text:p>Percent of Data</text:p>
            </chart:title>
            <chart:categories table:cell-range-address="Planilha2.B2:Planilha2.K2"/>
          </chart:axis>
          <chart:axis chart:dimension="y" chart:name="primary-y" chart:style-name="ch8">
            <chart:title svg:x="0.451cm" svg:y="5.389cm" chart:style-name="ch9">
              <text:p>AUC</text:p>
            </chart:title>
            <chart:grid chart:style-name="ch10" chart:class="major"/>
          </chart:axis>
          <chart:series chart:style-name="ch11" chart:values-cell-range-address="Planilha2.B3:Planilha2.K3" chart:label-cell-address="Planilha2.A3:Planilha2.A3" chart:class="chart:line">
            <chart:data-point chart:repeated="10"/>
          </chart:series>
          <chart:series chart:style-name="ch12" chart:values-cell-range-address="Planilha2.B4:Planilha2.K4" chart:label-cell-address="Planilha2.A4:Planilha2.A4" chart:class="chart:line">
            <chart:data-point chart:repeated="10"/>
          </chart:series>
          <chart:series chart:style-name="ch13" chart:values-cell-range-address="Planilha2.B5:Planilha2.K5" chart:label-cell-address="Planilha2.A5:Planilha2.A5" chart:class="chart:line">
            <chart:data-point chart:repeated="10"/>
          </chart:series>
          <chart:series chart:style-name="ch14" chart:values-cell-range-address="Planilha2.B6:Planilha2.K6" chart:label-cell-address="Planilha2.A6:Planilha2.A6" chart:class="chart:line">
            <chart:data-point chart:repeated="10"/>
          </chart:series>
          <chart:series chart:style-name="ch15" chart:values-cell-range-address="Planilha2.B7:Planilha2.K7" chart:label-cell-address="Planilha2.A7:Planilha2.A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2.B2:Planilha2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oronary</text:p>
                <draw:g>
                  <svg:desc>Planilha2.A3:Planilha2.A3</svg:desc>
                </draw:g>
              </table:table-cell>
              <table:table-cell office:value-type="float" office:value="0.676341">
                <text:p>0.676341</text:p>
                <draw:g>
                  <svg:desc>Planilha2.B3:Planilha2.K3</svg:desc>
                </draw:g>
              </table:table-cell>
              <table:table-cell office:value-type="float" office:value="0.791575">
                <text:p>0.791575</text:p>
              </table:table-cell>
              <table:table-cell office:value-type="float" office:value="0.74407">
                <text:p>0.74407</text:p>
              </table:table-cell>
              <table:table-cell office:value-type="float" office:value="0.747016">
                <text:p>0.747016</text:p>
              </table:table-cell>
              <table:table-cell office:value-type="float" office:value="0.787969">
                <text:p>0.787969</text:p>
              </table:table-cell>
              <table:table-cell office:value-type="float" office:value="0.768526">
                <text:p>0.768526</text:p>
              </table:table-cell>
              <table:table-cell office:value-type="float" office:value="0.80654">
                <text:p>0.80654</text:p>
              </table:table-cell>
              <table:table-cell office:value-type="float" office:value="0.75815">
                <text:p>0.75815</text:p>
              </table:table-cell>
              <table:table-cell office:value-type="float" office:value="0.807574">
                <text:p>0.807574</text:p>
              </table:table-cell>
              <table:table-cell office:value-type="float" office:value="0.759429">
                <text:p>0.759429</text:p>
              </table:table-cell>
            </table:table-row>
            <table:table-row>
              <table:table-cell office:value-type="string">
                <text:p>Cardiac</text:p>
                <draw:g>
                  <svg:desc>Planilha2.A4:Planilha2.A4</svg:desc>
                </draw:g>
              </table:table-cell>
              <table:table-cell office:value-type="float" office:value="0.776388">
                <text:p>0.776388</text:p>
                <draw:g>
                  <svg:desc>Planilha2.B4:Planilha2.K4</svg:desc>
                </draw:g>
              </table:table-cell>
              <table:table-cell office:value-type="float" office:value="0.810077">
                <text:p>0.810077</text:p>
              </table:table-cell>
              <table:table-cell office:value-type="float" office:value="0.817603">
                <text:p>0.817603</text:p>
              </table:table-cell>
              <table:table-cell office:value-type="float" office:value="0.829428">
                <text:p>0.829428</text:p>
              </table:table-cell>
              <table:table-cell office:value-type="float" office:value="0.790445">
                <text:p>0.790445</text:p>
              </table:table-cell>
              <table:table-cell office:value-type="float" office:value="0.835372">
                <text:p>0.835372</text:p>
              </table:table-cell>
              <table:table-cell office:value-type="float" office:value="0.818109">
                <text:p>0.818109</text:p>
              </table:table-cell>
              <table:table-cell office:value-type="float" office:value="0.773772">
                <text:p>0.773772</text:p>
              </table:table-cell>
              <table:table-cell office:value-type="float" office:value="0.809042">
                <text:p>0.809042</text:p>
              </table:table-cell>
              <table:table-cell office:value-type="float" office:value="0.817919">
                <text:p>0.817919</text:p>
              </table:table-cell>
            </table:table-row>
            <table:table-row>
              <table:table-cell office:value-type="string">
                <text:p>Medical</text:p>
                <draw:g>
                  <svg:desc>Planilha2.A5:Planilha2.A5</svg:desc>
                </draw:g>
              </table:table-cell>
              <table:table-cell office:value-type="float" office:value="0.694357">
                <text:p>0.694357</text:p>
                <draw:g>
                  <svg:desc>Planilha2.B5:Planilha2.K5</svg:desc>
                </draw:g>
              </table:table-cell>
              <table:table-cell office:value-type="float" office:value="0.65774">
                <text:p>0.65774</text:p>
              </table:table-cell>
              <table:table-cell office:value-type="float" office:value="0.653227">
                <text:p>0.653227</text:p>
              </table:table-cell>
              <table:table-cell office:value-type="float" office:value="0.695519">
                <text:p>0.695519</text:p>
              </table:table-cell>
              <table:table-cell office:value-type="float" office:value="0.712421">
                <text:p>0.712421</text:p>
              </table:table-cell>
              <table:table-cell office:value-type="float" office:value="0.701506">
                <text:p>0.701506</text:p>
              </table:table-cell>
              <table:table-cell office:value-type="float" office:value="0.708206">
                <text:p>0.708206</text:p>
              </table:table-cell>
              <table:table-cell office:value-type="float" office:value="0.732196">
                <text:p>0.732196</text:p>
              </table:table-cell>
              <table:table-cell office:value-type="float" office:value="0.731802">
                <text:p>0.731802</text:p>
              </table:table-cell>
              <table:table-cell office:value-type="float" office:value="0.742016">
                <text:p>0.742016</text:p>
              </table:table-cell>
            </table:table-row>
            <table:table-row>
              <table:table-cell office:value-type="string">
                <text:p>Surgical</text:p>
                <draw:g>
                  <svg:desc>Planilha2.A6:Planilha2.A6</svg:desc>
                </draw:g>
              </table:table-cell>
              <table:table-cell office:value-type="float" office:value="0.636631">
                <text:p>0.636631</text:p>
                <draw:g>
                  <svg:desc>Planilha2.B6:Planilha2.K6</svg:desc>
                </draw:g>
              </table:table-cell>
              <table:table-cell office:value-type="float" office:value="0.670282">
                <text:p>0.670282</text:p>
              </table:table-cell>
              <table:table-cell office:value-type="float" office:value="0.669684">
                <text:p>0.669684</text:p>
              </table:table-cell>
              <table:table-cell office:value-type="float" office:value="0.722696">
                <text:p>0.722696</text:p>
              </table:table-cell>
              <table:table-cell office:value-type="float" office:value="0.72871">
                <text:p>0.72871</text:p>
              </table:table-cell>
              <table:table-cell office:value-type="float" office:value="0.697276">
                <text:p>0.697276</text:p>
              </table:table-cell>
              <table:table-cell office:value-type="float" office:value="0.737046">
                <text:p>0.737046</text:p>
              </table:table-cell>
              <table:table-cell office:value-type="float" office:value="0.760945">
                <text:p>0.760945</text:p>
              </table:table-cell>
              <table:table-cell office:value-type="float" office:value="0.747276">
                <text:p>0.747276</text:p>
              </table:table-cell>
              <table:table-cell office:value-type="float" office:value="0.742046">
                <text:p>0.742046</text:p>
              </table:table-cell>
            </table:table-row>
            <table:table-row>
              <table:table-cell office:value-type="string">
                <text:p>Average</text:p>
                <draw:g>
                  <svg:desc>Planilha2.A7:Planilha2.A7</svg:desc>
                </draw:g>
              </table:table-cell>
              <table:table-cell office:value-type="float" office:value="0.69592925">
                <text:p>0.69592925</text:p>
                <draw:g>
                  <svg:desc>Planilha2.B7:Planilha2.K7</svg:desc>
                </draw:g>
              </table:table-cell>
              <table:table-cell office:value-type="float" office:value="0.7324185">
                <text:p>0.7324185</text:p>
              </table:table-cell>
              <table:table-cell office:value-type="float" office:value="0.721146">
                <text:p>0.721146</text:p>
              </table:table-cell>
              <table:table-cell office:value-type="float" office:value="0.74866475">
                <text:p>0.74866475</text:p>
              </table:table-cell>
              <table:table-cell office:value-type="float" office:value="0.75488625">
                <text:p>0.75488625</text:p>
              </table:table-cell>
              <table:table-cell office:value-type="float" office:value="0.75067">
                <text:p>0.75067</text:p>
              </table:table-cell>
              <table:table-cell office:value-type="float" office:value="0.76747525">
                <text:p>0.76747525</text:p>
              </table:table-cell>
              <table:table-cell office:value-type="float" office:value="0.75626575">
                <text:p>0.75626575</text:p>
              </table:table-cell>
              <table:table-cell office:value-type="float" office:value="0.7739235">
                <text:p>0.7739235</text:p>
              </table:table-cell>
              <table:table-cell office:value-type="float" office:value="0.7653525">
                <text:p>0.7653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Auc x Percent of Data</text:p>
        </chart:title>
        <chart:subtitle svg:x="7.453cm" svg:y="1.275cm" chart:style-name="ch3">
          <text:p>5 Min</text:p>
        </chart:subtitle>
        <chart:legend chart:legend-position="end" svg:x="12.48cm" svg:y="3.205cm" style:legend-expansion="high" chart:style-name="ch4"/>
        <chart:plot-area chart:style-name="ch5" table:cell-range-address="Planilha2.A14:Planilha2.K19" chart:data-source-has-labels="both" svg:x="1.331cm" svg:y="2.138cm" svg:width="10.829cm" svg:height="5.701cm">
          <chartooo:coordinate-region svg:x="2.243cm" svg:y="2.338cm" svg:width="9.637cm" svg:height="4.855cm"/>
          <chart:axis chart:dimension="x" chart:name="primary-x" chart:style-name="ch6" chartooo:axis-type="auto">
            <chartooo:date-scale/>
            <chart:title svg:x="5.576cm" svg:y="8.019cm" chart:style-name="ch7">
              <text:p>Percent of Data</text:p>
            </chart:title>
            <chart:categories table:cell-range-address="Planilha2.B14:Planilha2.K14"/>
          </chart:axis>
          <chart:axis chart:dimension="y" chart:name="primary-y" chart:style-name="ch8">
            <chart:title svg:x="0.451cm" svg:y="5.389cm" chart:style-name="ch9">
              <text:p>AUC</text:p>
            </chart:title>
            <chart:grid chart:style-name="ch10" chart:class="major"/>
          </chart:axis>
          <chart:series chart:style-name="ch11" chart:values-cell-range-address="Planilha2.B15:Planilha2.K15" chart:label-cell-address="Planilha2.A15:Planilha2.A15" chart:class="chart:line">
            <chart:data-point chart:repeated="10"/>
          </chart:series>
          <chart:series chart:style-name="ch12" chart:values-cell-range-address="Planilha2.B16:Planilha2.K16" chart:label-cell-address="Planilha2.A16:Planilha2.A16" chart:class="chart:line">
            <chart:data-point chart:repeated="10"/>
          </chart:series>
          <chart:series chart:style-name="ch13" chart:values-cell-range-address="Planilha2.B17:Planilha2.K17" chart:label-cell-address="Planilha2.A17:Planilha2.A17" chart:class="chart:line">
            <chart:data-point chart:repeated="10"/>
          </chart:series>
          <chart:series chart:style-name="ch14" chart:values-cell-range-address="Planilha2.B18:Planilha2.K18" chart:label-cell-address="Planilha2.A18:Planilha2.A18" chart:class="chart:line">
            <chart:data-point chart:repeated="10"/>
          </chart:series>
          <chart:series chart:style-name="ch15" chart:values-cell-range-address="Planilha2.B19:Planilha2.K19" chart:label-cell-address="Planilha2.A19:Planilha2.A1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2.B14:Planilha2.K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oronary</text:p>
                <draw:g>
                  <svg:desc>Planilha2.A15:Planilha2.A15</svg:desc>
                </draw:g>
              </table:table-cell>
              <table:table-cell office:value-type="float" office:value="0.797278">
                <text:p>0.797278</text:p>
                <draw:g>
                  <svg:desc>Planilha2.B15:Planilha2.K15</svg:desc>
                </draw:g>
              </table:table-cell>
              <table:table-cell office:value-type="float" office:value="0.804488">
                <text:p>0.804488</text:p>
              </table:table-cell>
              <table:table-cell office:value-type="float" office:value="0.785995">
                <text:p>0.785995</text:p>
              </table:table-cell>
              <table:table-cell office:value-type="float" office:value="0.762558">
                <text:p>0.762558</text:p>
              </table:table-cell>
              <table:table-cell office:value-type="float" office:value="0.787673">
                <text:p>0.787673</text:p>
              </table:table-cell>
              <table:table-cell office:value-type="float" office:value="0.77171">
                <text:p>0.77171</text:p>
              </table:table-cell>
              <table:table-cell office:value-type="float" office:value="0.786083">
                <text:p>0.786083</text:p>
              </table:table-cell>
              <table:table-cell office:value-type="float" office:value="0.780196">
                <text:p>0.780196</text:p>
              </table:table-cell>
              <table:table-cell office:value-type="float" office:value="0.773997">
                <text:p>0.773997</text:p>
              </table:table-cell>
              <table:table-cell office:value-type="float" office:value="0.799093">
                <text:p>0.799093</text:p>
              </table:table-cell>
            </table:table-row>
            <table:table-row>
              <table:table-cell office:value-type="string">
                <text:p>Cardiac</text:p>
                <draw:g>
                  <svg:desc>Planilha2.A16:Planilha2.A16</svg:desc>
                </draw:g>
              </table:table-cell>
              <table:table-cell office:value-type="float" office:value="0.76234">
                <text:p>0.76234</text:p>
                <draw:g>
                  <svg:desc>Planilha2.B16:Planilha2.K16</svg:desc>
                </draw:g>
              </table:table-cell>
              <table:table-cell office:value-type="float" office:value="0.823786">
                <text:p>0.823786</text:p>
              </table:table-cell>
              <table:table-cell office:value-type="float" office:value="0.789579">
                <text:p>0.789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72211">
                <text:p>0.772211</text:p>
              </table:table-cell>
              <table:table-cell office:value-type="float" office:value="0.828837">
                <text:p>0.828837</text:p>
              </table:table-cell>
              <table:table-cell office:value-type="float" office:value="0.801929">
                <text:p>0.801929</text:p>
              </table:table-cell>
              <table:table-cell office:value-type="float" office:value="0.817609">
                <text:p>0.817609</text:p>
              </table:table-cell>
              <table:table-cell office:value-type="float" office:value="0.801711">
                <text:p>0.801711</text:p>
              </table:table-cell>
              <table:table-cell office:value-type="float" office:value="0.723952">
                <text:p>0.723952</text:p>
              </table:table-cell>
            </table:table-row>
            <table:table-row>
              <table:table-cell office:value-type="string">
                <text:p>Medical</text:p>
                <draw:g>
                  <svg:desc>Planilha2.A17:Planilha2.A17</svg:desc>
                </draw:g>
              </table:table-cell>
              <table:table-cell office:value-type="float" office:value="0.642173">
                <text:p>0.642173</text:p>
                <draw:g>
                  <svg:desc>Planilha2.B17:Planilha2.K17</svg:desc>
                </draw:g>
              </table:table-cell>
              <table:table-cell office:value-type="float" office:value="0.696091">
                <text:p>0.696091</text:p>
              </table:table-cell>
              <table:table-cell office:value-type="float" office:value="0.699736">
                <text:p>0.699736</text:p>
              </table:table-cell>
              <table:table-cell office:value-type="float" office:value="0.704992">
                <text:p>0.704992</text:p>
              </table:table-cell>
              <table:table-cell office:value-type="float" office:value="0.70792">
                <text:p>0.70792</text:p>
              </table:table-cell>
              <table:table-cell office:value-type="float" office:value="0.70886">
                <text:p>0.70886</text:p>
              </table:table-cell>
              <table:table-cell office:value-type="float" office:value="0.720871">
                <text:p>0.720871</text:p>
              </table:table-cell>
              <table:table-cell office:value-type="float" office:value="0.727713">
                <text:p>0.727713</text:p>
              </table:table-cell>
              <table:table-cell office:value-type="float" office:value="0.728852">
                <text:p>0.728852</text:p>
              </table:table-cell>
              <table:table-cell office:value-type="float" office:value="0.716976">
                <text:p>0.716976</text:p>
              </table:table-cell>
            </table:table-row>
            <table:table-row>
              <table:table-cell office:value-type="string">
                <text:p>Surgical</text:p>
                <draw:g>
                  <svg:desc>Planilha2.A18:Planilha2.A18</svg:desc>
                </draw:g>
              </table:table-cell>
              <table:table-cell office:value-type="float" office:value="0.632852">
                <text:p>0.632852</text:p>
                <draw:g>
                  <svg:desc>Planilha2.B18:Planilha2.K18</svg:desc>
                </draw:g>
              </table:table-cell>
              <table:table-cell office:value-type="float" office:value="0.694703">
                <text:p>0.694703</text:p>
              </table:table-cell>
              <table:table-cell office:value-type="float" office:value="0.703425">
                <text:p>0.703425</text:p>
              </table:table-cell>
              <table:table-cell office:value-type="float" office:value="0.676116">
                <text:p>0.676116</text:p>
              </table:table-cell>
              <table:table-cell office:value-type="float" office:value="0.720206">
                <text:p>0.720206</text:p>
              </table:table-cell>
              <table:table-cell office:value-type="float" office:value="0.72933">
                <text:p>0.72933</text:p>
              </table:table-cell>
              <table:table-cell office:value-type="float" office:value="0.714404">
                <text:p>0.714404</text:p>
              </table:table-cell>
              <table:table-cell office:value-type="float" office:value="0.745028">
                <text:p>0.745028</text:p>
              </table:table-cell>
              <table:table-cell office:value-type="float" office:value="0.75471">
                <text:p>0.75471</text:p>
              </table:table-cell>
              <table:table-cell office:value-type="float" office:value="0.725179">
                <text:p>0.725179</text:p>
              </table:table-cell>
            </table:table-row>
            <table:table-row>
              <table:table-cell office:value-type="string">
                <text:p>Average</text:p>
                <draw:g>
                  <svg:desc>Planilha2.A19:Planilha2.A19</svg:desc>
                </draw:g>
              </table:table-cell>
              <table:table-cell office:value-type="float" office:value="0.70866075">
                <text:p>0.70866075</text:p>
                <draw:g>
                  <svg:desc>Planilha2.B19:Planilha2.K19</svg:desc>
                </draw:g>
              </table:table-cell>
              <table:table-cell office:value-type="float" office:value="0.754767">
                <text:p>0.754767</text:p>
              </table:table-cell>
              <table:table-cell office:value-type="float" office:value="0.74468375">
                <text:p>0.74468375</text:p>
              </table:table-cell>
              <table:table-cell office:value-type="float" office:value="0.72975875">
                <text:p>0.72975875</text:p>
              </table:table-cell>
              <table:table-cell office:value-type="float" office:value="0.7470025">
                <text:p>0.7470025</text:p>
              </table:table-cell>
              <table:table-cell office:value-type="float" office:value="0.75968425">
                <text:p>0.75968425</text:p>
              </table:table-cell>
              <table:table-cell office:value-type="float" office:value="0.75582175">
                <text:p>0.75582175</text:p>
              </table:table-cell>
              <table:table-cell office:value-type="float" office:value="0.7676365">
                <text:p>0.7676365</text:p>
              </table:table-cell>
              <table:table-cell office:value-type="float" office:value="0.7648175">
                <text:p>0.7648175</text:p>
              </table:table-cell>
              <table:table-cell office:value-type="float" office:value="0.7413">
                <text:p>0.74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Auc x Percent of Data</text:p>
        </chart:title>
        <chart:subtitle svg:x="7.348cm" svg:y="1.275cm" chart:style-name="ch3">
          <text:p>30 Min</text:p>
        </chart:subtitle>
        <chart:legend chart:legend-position="end" svg:x="12.48cm" svg:y="3.205cm" style:legend-expansion="high" chart:style-name="ch4"/>
        <chart:plot-area chart:style-name="ch5" table:cell-range-address="Planilha2.A8:Planilha2.K13" chart:data-source-has-labels="both" svg:x="1.331cm" svg:y="2.138cm" svg:width="10.829cm" svg:height="5.701cm">
          <chartooo:coordinate-region svg:x="2.243cm" svg:y="2.338cm" svg:width="9.637cm" svg:height="4.855cm"/>
          <chart:axis chart:dimension="x" chart:name="primary-x" chart:style-name="ch6" chartooo:axis-type="auto">
            <chartooo:date-scale/>
            <chart:title svg:x="5.576cm" svg:y="8.019cm" chart:style-name="ch7">
              <text:p>Percent of Data</text:p>
            </chart:title>
            <chart:categories table:cell-range-address="Planilha2.B8:Planilha2.K8"/>
          </chart:axis>
          <chart:axis chart:dimension="y" chart:name="primary-y" chart:style-name="ch8">
            <chart:title svg:x="0.451cm" svg:y="5.389cm" chart:style-name="ch9">
              <text:p>AUC</text:p>
            </chart:title>
            <chart:grid chart:style-name="ch10" chart:class="major"/>
          </chart:axis>
          <chart:series chart:style-name="ch11" chart:values-cell-range-address="Planilha2.B9:Planilha2.K9" chart:label-cell-address="Planilha2.A9:Planilha2.A9" chart:class="chart:line">
            <chart:data-point chart:repeated="10"/>
          </chart:series>
          <chart:series chart:style-name="ch12" chart:values-cell-range-address="Planilha2.B10:Planilha2.K10" chart:label-cell-address="Planilha2.A10:Planilha2.A10" chart:class="chart:line">
            <chart:data-point chart:repeated="10"/>
          </chart:series>
          <chart:series chart:style-name="ch13" chart:values-cell-range-address="Planilha2.B11:Planilha2.K11" chart:label-cell-address="Planilha2.A11:Planilha2.A11" chart:class="chart:line">
            <chart:data-point chart:repeated="10"/>
          </chart:series>
          <chart:series chart:style-name="ch14" chart:values-cell-range-address="Planilha2.B12:Planilha2.K12" chart:label-cell-address="Planilha2.A12:Planilha2.A12" chart:class="chart:line">
            <chart:data-point chart:repeated="10"/>
          </chart:series>
          <chart:series chart:style-name="ch15" chart:values-cell-range-address="Planilha2.B13:Planilha2.K13" chart:label-cell-address="Planilha2.A13:Planilha2.A13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2.B8:Planilha2.K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oronary</text:p>
                <draw:g>
                  <svg:desc>Planilha2.A9:Planilha2.A9</svg:desc>
                </draw:g>
              </table:table-cell>
              <table:table-cell office:value-type="float" office:value="0.718233">
                <text:p>0.718233</text:p>
                <draw:g>
                  <svg:desc>Planilha2.B9:Planilha2.K9</svg:desc>
                </draw:g>
              </table:table-cell>
              <table:table-cell office:value-type="float" office:value="0.761648">
                <text:p>0.761648</text:p>
              </table:table-cell>
              <table:table-cell office:value-type="float" office:value="0.75031">
                <text:p>0.75031</text:p>
              </table:table-cell>
              <table:table-cell office:value-type="float" office:value="0.794298">
                <text:p>0.794298</text:p>
              </table:table-cell>
              <table:table-cell office:value-type="float" office:value="0.756009">
                <text:p>0.756009</text:p>
              </table:table-cell>
              <table:table-cell office:value-type="float" office:value="0.819674">
                <text:p>0.819674</text:p>
              </table:table-cell>
              <table:table-cell office:value-type="float" office:value="0.797493">
                <text:p>0.797493</text:p>
              </table:table-cell>
              <table:table-cell office:value-type="float" office:value="0.794447">
                <text:p>0.794447</text:p>
              </table:table-cell>
              <table:table-cell office:value-type="float" office:value="0.755566">
                <text:p>0.755566</text:p>
              </table:table-cell>
              <table:table-cell office:value-type="float" office:value="0.753382">
                <text:p>0.753382</text:p>
              </table:table-cell>
            </table:table-row>
            <table:table-row>
              <table:table-cell office:value-type="string">
                <text:p>Cardiac</text:p>
                <draw:g>
                  <svg:desc>Planilha2.A10:Planilha2.A10</svg:desc>
                </draw:g>
              </table:table-cell>
              <table:table-cell office:value-type="float" office:value="0.752949">
                <text:p>0.752949</text:p>
                <draw:g>
                  <svg:desc>Planilha2.B10:Planilha2.K10</svg:desc>
                </draw:g>
              </table:table-cell>
              <table:table-cell office:value-type="float" office:value="0.754986">
                <text:p>0.754986</text:p>
              </table:table-cell>
              <table:table-cell office:value-type="float" office:value="0.835407">
                <text:p>0.835407</text:p>
              </table:table-cell>
              <table:table-cell office:value-type="float" office:value="0.774507">
                <text:p>0.774507</text:p>
              </table:table-cell>
              <table:table-cell office:value-type="float" office:value="0.847798">
                <text:p>0.847798</text:p>
              </table:table-cell>
              <table:table-cell office:value-type="float" office:value="0.823977">
                <text:p>0.823977</text:p>
              </table:table-cell>
              <table:table-cell office:value-type="float" office:value="0.85735">
                <text:p>0.85735</text:p>
              </table:table-cell>
              <table:table-cell office:value-type="float" office:value="0.852477">
                <text:p>0.852477</text:p>
              </table:table-cell>
              <table:table-cell office:value-type="float" office:value="0.811982">
                <text:p>0.811982</text:p>
              </table:table-cell>
              <table:table-cell office:value-type="float" office:value="0.863714">
                <text:p>0.863714</text:p>
              </table:table-cell>
            </table:table-row>
            <table:table-row>
              <table:table-cell office:value-type="string">
                <text:p>Medical</text:p>
                <draw:g>
                  <svg:desc>Planilha2.A11:Planilha2.A11</svg:desc>
                </draw:g>
              </table:table-cell>
              <table:table-cell office:value-type="float" office:value="0.662574">
                <text:p>0.662574</text:p>
                <draw:g>
                  <svg:desc>Planilha2.B11:Planilha2.K11</svg:desc>
                </draw:g>
              </table:table-cell>
              <table:table-cell office:value-type="float" office:value="0.657983">
                <text:p>0.657983</text:p>
              </table:table-cell>
              <table:table-cell office:value-type="float" office:value="0.681846">
                <text:p>0.681846</text:p>
              </table:table-cell>
              <table:table-cell office:value-type="float" office:value="0.702937">
                <text:p>0.702937</text:p>
              </table:table-cell>
              <table:table-cell office:value-type="float" office:value="0.676679">
                <text:p>0.676679</text:p>
              </table:table-cell>
              <table:table-cell office:value-type="float" office:value="0.719041">
                <text:p>0.719041</text:p>
              </table:table-cell>
              <table:table-cell office:value-type="float" office:value="0.713401">
                <text:p>0.713401</text:p>
              </table:table-cell>
              <table:table-cell office:value-type="float" office:value="0.731116">
                <text:p>0.731116</text:p>
              </table:table-cell>
              <table:table-cell office:value-type="float" office:value="0.731665">
                <text:p>0.731665</text:p>
              </table:table-cell>
              <table:table-cell office:value-type="float" office:value="0.730273">
                <text:p>0.730273</text:p>
              </table:table-cell>
            </table:table-row>
            <table:table-row>
              <table:table-cell office:value-type="string">
                <text:p>Surgical</text:p>
                <draw:g>
                  <svg:desc>Planilha2.A12:Planilha2.A12</svg:desc>
                </draw:g>
              </table:table-cell>
              <table:table-cell office:value-type="float" office:value="0.656826">
                <text:p>0.656826</text:p>
                <draw:g>
                  <svg:desc>Planilha2.B12:Planilha2.K12</svg:desc>
                </draw:g>
              </table:table-cell>
              <table:table-cell office:value-type="float" office:value="0.641015">
                <text:p>0.641015</text:p>
              </table:table-cell>
              <table:table-cell office:value-type="float" office:value="0.698793">
                <text:p>0.698793</text:p>
              </table:table-cell>
              <table:table-cell office:value-type="float" office:value="0.705239">
                <text:p>0.705239</text:p>
              </table:table-cell>
              <table:table-cell office:value-type="float" office:value="0.706319">
                <text:p>0.706319</text:p>
              </table:table-cell>
              <table:table-cell office:value-type="float" office:value="0.712318">
                <text:p>0.712318</text:p>
              </table:table-cell>
              <table:table-cell office:value-type="float" office:value="0.721458">
                <text:p>0.721458</text:p>
              </table:table-cell>
              <table:table-cell office:value-type="float" office:value="0.701893">
                <text:p>0.701893</text:p>
              </table:table-cell>
              <table:table-cell office:value-type="float" office:value="0.731463">
                <text:p>0.731463</text:p>
              </table:table-cell>
              <table:table-cell office:value-type="float" office:value="0.776825">
                <text:p>0.776825</text:p>
              </table:table-cell>
            </table:table-row>
            <table:table-row>
              <table:table-cell office:value-type="string">
                <text:p>Average</text:p>
                <draw:g>
                  <svg:desc>Planilha2.A13:Planilha2.A13</svg:desc>
                </draw:g>
              </table:table-cell>
              <table:table-cell office:value-type="float" office:value="0.6976455">
                <text:p>0.6976455</text:p>
                <draw:g>
                  <svg:desc>Planilha2.B13:Planilha2.K13</svg:desc>
                </draw:g>
              </table:table-cell>
              <table:table-cell office:value-type="float" office:value="0.703908">
                <text:p>0.703908</text:p>
              </table:table-cell>
              <table:table-cell office:value-type="float" office:value="0.741589">
                <text:p>0.741589</text:p>
              </table:table-cell>
              <table:table-cell office:value-type="float" office:value="0.74424525">
                <text:p>0.74424525</text:p>
              </table:table-cell>
              <table:table-cell office:value-type="float" office:value="0.74670125">
                <text:p>0.74670125</text:p>
              </table:table-cell>
              <table:table-cell office:value-type="float" office:value="0.7687525">
                <text:p>0.7687525</text:p>
              </table:table-cell>
              <table:table-cell office:value-type="float" office:value="0.7724255">
                <text:p>0.7724255</text:p>
              </table:table-cell>
              <table:table-cell office:value-type="float" office:value="0.76998325">
                <text:p>0.76998325</text:p>
              </table:table-cell>
              <table:table-cell office:value-type="float" office:value="0.757669">
                <text:p>0.757669</text:p>
              </table:table-cell>
              <table:table-cell office:value-type="float" office:value="0.7810485">
                <text:p>0.7810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Auc x Percent of Data</text:p>
        </chart:title>
        <chart:subtitle svg:x="7.348cm" svg:y="1.275cm" chart:style-name="ch3">
          <text:p>15 Min</text:p>
        </chart:subtitle>
        <chart:legend chart:legend-position="end" svg:x="12.48cm" svg:y="3.205cm" style:legend-expansion="high" chart:style-name="ch4"/>
        <chart:plot-area chart:style-name="ch5" table:cell-range-address="Planilha2.A20:Planilha2.K25" chart:data-source-has-labels="both" svg:x="1.331cm" svg:y="2.138cm" svg:width="10.829cm" svg:height="5.701cm">
          <chartooo:coordinate-region svg:x="2.243cm" svg:y="2.338cm" svg:width="9.637cm" svg:height="4.855cm"/>
          <chart:axis chart:dimension="x" chart:name="primary-x" chart:style-name="ch6" chartooo:axis-type="auto">
            <chartooo:date-scale/>
            <chart:title svg:x="5.576cm" svg:y="8.019cm" chart:style-name="ch7">
              <text:p>Percent of Data</text:p>
            </chart:title>
            <chart:categories table:cell-range-address="Planilha2.B20:Planilha2.K20"/>
          </chart:axis>
          <chart:axis chart:dimension="y" chart:name="primary-y" chart:style-name="ch8">
            <chart:title svg:x="0.451cm" svg:y="5.389cm" chart:style-name="ch9">
              <text:p>AUC</text:p>
            </chart:title>
            <chart:grid chart:style-name="ch10" chart:class="major"/>
          </chart:axis>
          <chart:series chart:style-name="ch11" chart:values-cell-range-address="Planilha2.B21:Planilha2.K21" chart:label-cell-address="Planilha2.A21:Planilha2.A21" chart:class="chart:line">
            <chart:data-point chart:repeated="10"/>
          </chart:series>
          <chart:series chart:style-name="ch12" chart:values-cell-range-address="Planilha2.B22:Planilha2.K22" chart:label-cell-address="Planilha2.A22:Planilha2.A22" chart:class="chart:line">
            <chart:data-point chart:repeated="10"/>
          </chart:series>
          <chart:series chart:style-name="ch13" chart:values-cell-range-address="Planilha2.B23:Planilha2.K23" chart:label-cell-address="Planilha2.A23:Planilha2.A23" chart:class="chart:line">
            <chart:data-point chart:repeated="10"/>
          </chart:series>
          <chart:series chart:style-name="ch14" chart:values-cell-range-address="Planilha2.B24:Planilha2.K24" chart:label-cell-address="Planilha2.A24:Planilha2.A24" chart:class="chart:line">
            <chart:data-point chart:repeated="10"/>
          </chart:series>
          <chart:series chart:style-name="ch15" chart:values-cell-range-address="Planilha2.B25:Planilha2.K25" chart:label-cell-address="Planilha2.A25:Planilha2.A2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2.B20:Planilha2.K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oronary</text:p>
                <draw:g>
                  <svg:desc>Planilha2.A21:Planilha2.A21</svg:desc>
                </draw:g>
              </table:table-cell>
              <table:table-cell office:value-type="float" office:value="0.755287">
                <text:p>0.755287</text:p>
                <draw:g>
                  <svg:desc>Planilha2.B21:Planilha2.K21</svg:desc>
                </draw:g>
              </table:table-cell>
              <table:table-cell office:value-type="float" office:value="0.780822">
                <text:p>0.780822</text:p>
              </table:table-cell>
              <table:table-cell office:value-type="float" office:value="0.740897">
                <text:p>0.740897</text:p>
              </table:table-cell>
              <table:table-cell office:value-type="float" office:value="0.729541">
                <text:p>0.729541</text:p>
              </table:table-cell>
              <table:table-cell office:value-type="float" office:value="0.770752">
                <text:p>0.770752</text:p>
              </table:table-cell>
              <table:table-cell office:value-type="float" office:value="0.770048">
                <text:p>0.770048</text:p>
              </table:table-cell>
              <table:table-cell office:value-type="float" office:value="0.785067">
                <text:p>0.785067</text:p>
              </table:table-cell>
              <table:table-cell office:value-type="float" office:value="0.756871">
                <text:p>0.756871</text:p>
              </table:table-cell>
              <table:table-cell office:value-type="float" office:value="0.792767">
                <text:p>0.792767</text:p>
              </table:table-cell>
              <table:table-cell office:value-type="float" office:value="0.794391">
                <text:p>0.794391</text:p>
              </table:table-cell>
            </table:table-row>
            <table:table-row>
              <table:table-cell office:value-type="string">
                <text:p>Cardiac</text:p>
                <draw:g>
                  <svg:desc>Planilha2.A22:Planilha2.A22</svg:desc>
                </draw:g>
              </table:table-cell>
              <table:table-cell office:value-type="float" office:value="0.786198">
                <text:p>0.786198</text:p>
                <draw:g>
                  <svg:desc>Planilha2.B22:Planilha2.K22</svg:desc>
                </draw:g>
              </table:table-cell>
              <table:table-cell office:value-type="float" office:value="0.784765">
                <text:p>0.784765</text:p>
              </table:table-cell>
              <table:table-cell office:value-type="float" office:value="0.769045">
                <text:p>0.769045</text:p>
              </table:table-cell>
              <table:table-cell office:value-type="float" office:value="0.819135">
                <text:p>0.819135</text:p>
              </table:table-cell>
              <table:table-cell office:value-type="float" office:value="0.833987">
                <text:p>0.833987</text:p>
              </table:table-cell>
              <table:table-cell office:value-type="float" office:value="0.773759">
                <text:p>0.773759</text:p>
              </table:table-cell>
              <table:table-cell office:value-type="float" office:value="0.860734">
                <text:p>0.860734</text:p>
              </table:table-cell>
              <table:table-cell office:value-type="float" office:value="0.82405">
                <text:p>0.82405</text:p>
              </table:table-cell>
              <table:table-cell office:value-type="float" office:value="0.817914">
                <text:p>0.817914</text:p>
              </table:table-cell>
              <table:table-cell office:value-type="float" office:value="0.852234">
                <text:p>0.852234</text:p>
              </table:table-cell>
            </table:table-row>
            <table:table-row>
              <table:table-cell office:value-type="string">
                <text:p>Medical</text:p>
                <draw:g>
                  <svg:desc>Planilha2.A23:Planilha2.A23</svg:desc>
                </draw:g>
              </table:table-cell>
              <table:table-cell office:value-type="float" office:value="0.677886">
                <text:p>0.677886</text:p>
                <draw:g>
                  <svg:desc>Planilha2.B23:Planilha2.K23</svg:desc>
                </draw:g>
              </table:table-cell>
              <table:table-cell office:value-type="float" office:value="0.64649">
                <text:p>0.64649</text:p>
              </table:table-cell>
              <table:table-cell office:value-type="float" office:value="0.669566">
                <text:p>0.669566</text:p>
              </table:table-cell>
              <table:table-cell office:value-type="float" office:value="0.698769">
                <text:p>0.698769</text:p>
              </table:table-cell>
              <table:table-cell office:value-type="float" office:value="0.708128">
                <text:p>0.708128</text:p>
              </table:table-cell>
              <table:table-cell office:value-type="float" office:value="0.699135">
                <text:p>0.699135</text:p>
              </table:table-cell>
              <table:table-cell office:value-type="float" office:value="0.697492">
                <text:p>0.697492</text:p>
              </table:table-cell>
              <table:table-cell office:value-type="float" office:value="0.699242">
                <text:p>0.699242</text:p>
              </table:table-cell>
              <table:table-cell office:value-type="float" office:value="0.714442">
                <text:p>0.714442</text:p>
              </table:table-cell>
              <table:table-cell office:value-type="float" office:value="0.719399">
                <text:p>0.719399</text:p>
              </table:table-cell>
            </table:table-row>
            <table:table-row>
              <table:table-cell office:value-type="string">
                <text:p>Surgical</text:p>
                <draw:g>
                  <svg:desc>Planilha2.A24:Planilha2.A24</svg:desc>
                </draw:g>
              </table:table-cell>
              <table:table-cell office:value-type="float" office:value="0.649987">
                <text:p>0.649987</text:p>
                <draw:g>
                  <svg:desc>Planilha2.B24:Planilha2.K24</svg:desc>
                </draw:g>
              </table:table-cell>
              <table:table-cell office:value-type="float" office:value="0.692507">
                <text:p>0.692507</text:p>
              </table:table-cell>
              <table:table-cell office:value-type="float" office:value="0.650179">
                <text:p>0.650179</text:p>
              </table:table-cell>
              <table:table-cell office:value-type="float" office:value="0.68065">
                <text:p>0.68065</text:p>
              </table:table-cell>
              <table:table-cell office:value-type="float" office:value="0.683829">
                <text:p>0.683829</text:p>
              </table:table-cell>
              <table:table-cell office:value-type="float" office:value="0.69264">
                <text:p>0.69264</text:p>
              </table:table-cell>
              <table:table-cell office:value-type="float" office:value="0.733593">
                <text:p>0.733593</text:p>
              </table:table-cell>
              <table:table-cell office:value-type="float" office:value="0.748418">
                <text:p>0.748418</text:p>
              </table:table-cell>
              <table:table-cell office:value-type="float" office:value="0.735228">
                <text:p>0.735228</text:p>
              </table:table-cell>
              <table:table-cell office:value-type="float" office:value="0.752719">
                <text:p>0.752719</text:p>
              </table:table-cell>
            </table:table-row>
            <table:table-row>
              <table:table-cell office:value-type="string">
                <text:p>Average</text:p>
                <draw:g>
                  <svg:desc>Planilha2.A25:Planilha2.A25</svg:desc>
                </draw:g>
              </table:table-cell>
              <table:table-cell office:value-type="float" office:value="0.7173395">
                <text:p>0.7173395</text:p>
                <draw:g>
                  <svg:desc>Planilha2.B25:Planilha2.K25</svg:desc>
                </draw:g>
              </table:table-cell>
              <table:table-cell office:value-type="float" office:value="0.726146">
                <text:p>0.726146</text:p>
              </table:table-cell>
              <table:table-cell office:value-type="float" office:value="0.70742175">
                <text:p>0.70742175</text:p>
              </table:table-cell>
              <table:table-cell office:value-type="float" office:value="0.73202375">
                <text:p>0.73202375</text:p>
              </table:table-cell>
              <table:table-cell office:value-type="float" office:value="0.749174">
                <text:p>0.749174</text:p>
              </table:table-cell>
              <table:table-cell office:value-type="float" office:value="0.7338955">
                <text:p>0.7338955</text:p>
              </table:table-cell>
              <table:table-cell office:value-type="float" office:value="0.7692215">
                <text:p>0.7692215</text:p>
              </table:table-cell>
              <table:table-cell office:value-type="float" office:value="0.75714525">
                <text:p>0.75714525</text:p>
              </table:table-cell>
              <table:table-cell office:value-type="float" office:value="0.76508775">
                <text:p>0.76508775</text:p>
              </table:table-cell>
              <table:table-cell office:value-type="float" office:value="0.77968575">
                <text:p>0.77968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